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9.99mm"/>
    </style:style>
    <style:style style:name="co4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 tableooo:tab-color="#ff00cc"/>
    </style:style>
    <style:style style:name="ta2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 style:data-style-name="N61"/>
    <style:style style:name="ce3" style:family="table-cell" style:parent-style-name="Default" style:data-style-name="N61">
      <style:table-cell-properties fo:background-color="#ffff66"/>
    </style:style>
    <style:style style:name="ce4" style:family="table-cell" style:parent-style-name="Default"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* original case 14.97 Pa where we observed the density peak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 each case ran with 100V only parameters that are changed</text:p>
          </table:table-cell>
        </table:table-row>
        <table:table-row table:style-name="ro1">
          <table:table-cell office:value-type="string" calcext:value-type="string">
            <text:p>are the magnetic field angle and pressure.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* ran with 6 angles 70,75,80,82,84,85 degrees in an attempt </text:p>
          </table:table-cell>
        </table:table-row>
        <table:table-row table:style-name="ro1">
          <table:table-cell office:value-type="string" calcext:value-type="string">
            <text:p>to identify a “cut-off angle” 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&gt; <text:s/>no solution found for 85deg case for 5Pa,10Pa,14.97Pa cases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--&gt; resonance condition marked by change of sign in imaginary</text:p>
          </table:table-cell>
        </table:table-row>
        <table:table-row table:style-name="ro1">
          <table:table-cell office:value-type="string" calcext:value-type="string">
            <text:p>Impendance. Not observed here. </text:p>
          </table:table-cell>
        </table:table-row>
      </table:table>
      <table:table table:name="5Pa" table:style-name="ta2"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gnetic field angle ( rads )</text:p>
          </table:table-cell>
          <table:table-cell office:value-type="float" office:value="1.221730476395" calcext:value-type="float">
            <text:p>1.2217304764</text:p>
          </table:table-cell>
          <table:table-cell office:value-type="float" office:value="1.30899693899644" calcext:value-type="float">
            <text:p>1.308996939</text:p>
          </table:table-cell>
          <table:table-cell office:value-type="float" office:value="1.39626340159505" calcext:value-type="float">
            <text:p>1.3962634016</text:p>
          </table:table-cell>
          <table:table-cell/>
          <table:table-cell office:value-type="float" office:value="1.46607657167522" calcext:value-type="float">
            <text:p>1.4660765717</text:p>
          </table:table-cell>
          <table:table-cell/>
        </table:table-row>
        <table:table-row table:style-name="ro1">
          <table:table-cell table:style-name="ce1" office:value-type="string" calcext:value-type="string">
            <text:p>Magnetic field angle ( degrees )</text:p>
          </table:table-cell>
          <table:table-cell table:style-name="ce1" office:value-type="float" office:value="69.9999999999407" calcext:value-type="float">
            <text:p>69.9999999999</text:p>
          </table:table-cell>
          <table:table-cell table:style-name="ce1" office:value-type="float" office:value="75.0000000000397" calcext:value-type="float">
            <text:p>75</text:p>
          </table:table-cell>
          <table:table-cell table:style-name="ce1" office:value-type="float" office:value="79.9999999999763" calcext:value-type="float">
            <text:p>80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.9999999999991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<text:s/>RF current amplitude ( A / m^2 )</text:p>
          </table:table-cell>
          <table:table-cell office:value-type="float" office:value="8.53400125247" calcext:value-type="float">
            <text:p>8.5340012525</text:p>
          </table:table-cell>
          <table:table-cell office:value-type="float" office:value="14.4721143063166" calcext:value-type="float">
            <text:p>14.4721143063</text:p>
          </table:table-cell>
          <table:table-cell office:value-type="float" office:value="17.7450171043" calcext:value-type="float">
            <text:p>17.7450171043</text:p>
          </table:table-cell>
          <table:table-cell office:value-type="string" calcext:value-type="string">
            <text:p>*running*</text:p>
          </table:table-cell>
          <table:table-cell office:value-type="float" office:value="1.83073630074" calcext:value-type="float">
            <text:p>1.8307363007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Ion current ( A / m^2 )</text:p>
          </table:table-cell>
          <table:table-cell office:value-type="float" office:value="0.467958236557" calcext:value-type="float">
            <text:p>0.4679582366</text:p>
          </table:table-cell>
          <table:table-cell office:value-type="float" office:value="1.1278762403675" calcext:value-type="float">
            <text:p>1.1278762404</text:p>
          </table:table-cell>
          <table:table-cell office:value-type="float" office:value="1.59465432895" calcext:value-type="float">
            <text:p>1.594654329</text:p>
          </table:table-cell>
          <table:table-cell/>
          <table:table-cell office:value-type="float" office:value="0.275248082938" calcext:value-type="float">
            <text:p>0.2752480829</text:p>
          </table:table-cell>
          <table:table-cell/>
        </table:table-row>
        <table:table-row table:style-name="ro1">
          <table:table-cell office:value-type="string" calcext:value-type="string">
            <text:p>Max sheath voltage (V)</text:p>
          </table:table-cell>
          <table:table-cell office:value-type="float" office:value="117.307377377" calcext:value-type="float">
            <text:p>117.307377377</text:p>
          </table:table-cell>
          <table:table-cell office:value-type="float" office:value="112.942927023079" calcext:value-type="float">
            <text:p>112.9429270231</text:p>
          </table:table-cell>
          <table:table-cell office:value-type="float" office:value="126.437291637" calcext:value-type="float">
            <text:p>126.437291637</text:p>
          </table:table-cell>
          <table:table-cell/>
          <table:table-cell office:value-type="float" office:value="23.4439401766" calcext:value-type="float">
            <text:p>23.4439401766</text:p>
          </table:table-cell>
          <table:table-cell/>
        </table:table-row>
        <table:table-row table:style-name="ro1">
          <table:table-cell office:value-type="string" calcext:value-type="string">
            <text:p>Mean sheath voltage (V)</text:p>
          </table:table-cell>
          <table:table-cell office:value-type="float" office:value="57.8312356326" calcext:value-type="float">
            <text:p>57.8312356326</text:p>
          </table:table-cell>
          <table:table-cell office:value-type="float" office:value="50.9011279004857" calcext:value-type="float">
            <text:p>50.9011279005</text:p>
          </table:table-cell>
          <table:table-cell office:value-type="float" office:value="52.2315655367" calcext:value-type="float">
            <text:p>52.2315655367</text:p>
          </table:table-cell>
          <table:table-cell/>
          <table:table-cell office:value-type="float" office:value="14.5493934393" calcext:value-type="float">
            <text:p>14.5493934393</text:p>
          </table:table-cell>
          <table:table-cell/>
        </table:table-row>
        <table:table-row table:style-name="ro1">
          <table:table-cell office:value-type="string" calcext:value-type="string">
            <text:p>Max sheath width (CC) (m)</text:p>
          </table:table-cell>
          <table:table-cell office:value-type="float" office:value="0.00763128785495" calcext:value-type="float">
            <text:p>0.0076312879</text:p>
          </table:table-cell>
          <table:table-cell office:value-type="float" office:value="0.00556608675538311" calcext:value-type="float">
            <text:p>0.0055660868</text:p>
          </table:table-cell>
          <table:table-cell office:value-type="float" office:value="0.00504722620756" calcext:value-type="float">
            <text:p>0.0050472262</text:p>
          </table:table-cell>
          <table:table-cell/>
          <table:table-cell office:value-type="float" office:value="0.00362740053583" calcext:value-type="float">
            <text:p>0.0036274005</text:p>
          </table:table-cell>
          <table:table-cell/>
        </table:table-row>
        <table:table-row table:style-name="ro1">
          <table:table-cell office:value-type="string" calcext:value-type="string">
            <text:p>Mean sheath width (CC) (m)</text:p>
          </table:table-cell>
          <table:table-cell office:value-type="float" office:value="0.00536843669027" calcext:value-type="float">
            <text:p>0.0053684367</text:p>
          </table:table-cell>
          <table:table-cell office:value-type="float" office:value="0.00388394555751154" calcext:value-type="float">
            <text:p>0.0038839456</text:p>
          </table:table-cell>
          <table:table-cell office:value-type="float" office:value="0.00353254088487" calcext:value-type="float">
            <text:p>0.0035325409</text:p>
          </table:table-cell>
          <table:table-cell/>
          <table:table-cell office:value-type="float" office:value="0.0028172919676" calcext:value-type="float">
            <text:p>0.002817292</text:p>
          </table:table-cell>
          <table:table-cell/>
        </table:table-row>
        <table:table-row table:style-name="ro1">
          <table:table-cell office:value-type="string" calcext:value-type="string">
            <text:p>kT_e in the midplane (J)</text:p>
          </table:table-cell>
          <table:table-cell table:style-name="ce2" office:value-type="float" office:value="9.6650042625E-019" calcext:value-type="float">
            <text:p>9.67E-19</text:p>
          </table:table-cell>
          <table:table-cell table:style-name="ce2" office:value-type="float" office:value="7.909259534375E-019" calcext:value-type="float">
            <text:p>7.91E-19</text:p>
          </table:table-cell>
          <table:table-cell table:style-name="ce2" office:value-type="float" office:value="8.81609070312E-019" calcext:value-type="float">
            <text:p>8.82E-19</text:p>
          </table:table-cell>
          <table:table-cell/>
          <table:table-cell table:style-name="ce2" office:value-type="float" office:value="9.74436655625E-019" calcext:value-type="float">
            <text:p>9.74E-19</text:p>
          </table:table-cell>
          <table:table-cell/>
        </table:table-row>
        <table:table-row table:style-name="ro1">
          <table:table-cell office:value-type="string" calcext:value-type="string">
            <text:p>Ion density at sheath edge (CC) (m^-3)</text:p>
          </table:table-cell>
          <table:table-cell table:style-name="ce2" office:value-type="float" office:value="332864170866000" calcext:value-type="float">
            <text:p>3.33E+14</text:p>
          </table:table-cell>
          <table:table-cell table:style-name="ce2" office:value-type="float" office:value="867775362722758" calcext:value-type="float">
            <text:p>8.68E+14</text:p>
          </table:table-cell>
          <table:table-cell table:style-name="ce2" office:value-type="float" office:value="1193178916650000" calcext:value-type="float">
            <text:p>1.19E+15</text:p>
          </table:table-cell>
          <table:table-cell/>
          <table:table-cell table:style-name="ce2" office:value-type="float" office:value="191124630428000" calcext:value-type="float">
            <text:p>1.91E+14</text:p>
          </table:table-cell>
          <table:table-cell/>
        </table:table-row>
        <table:table-row table:style-name="ro1">
          <table:table-cell office:value-type="string" calcext:value-type="string">
            <text:p>Max sheath width (BC) (m)</text:p>
          </table:table-cell>
          <table:table-cell office:value-type="float" office:value="0.00586057390836" calcext:value-type="float">
            <text:p>0.0058605739</text:p>
          </table:table-cell>
          <table:table-cell office:value-type="float" office:value="0.00452938009806372" calcext:value-type="float">
            <text:p>0.0045293801</text:p>
          </table:table-cell>
          <table:table-cell office:value-type="float" office:value="0.00397387896315" calcext:value-type="float">
            <text:p>0.003973879</text:p>
          </table:table-cell>
          <table:table-cell/>
          <table:table-cell office:value-type="float" office:value="0.00180439851288" calcext:value-type="float">
            <text:p>0.0018043985</text:p>
          </table:table-cell>
          <table:table-cell/>
        </table:table-row>
        <table:table-row table:style-name="ro1">
          <table:table-cell office:value-type="string" calcext:value-type="string">
            <text:p>Ion density at sheath edge (BC) (m^-3)</text:p>
          </table:table-cell>
          <table:table-cell table:style-name="ce2" office:value-type="float" office:value="232515679267000" calcext:value-type="float">
            <text:p>2.33E+14</text:p>
          </table:table-cell>
          <table:table-cell table:style-name="ce2" office:value-type="float" office:value="533436465618685" calcext:value-type="float">
            <text:p>5.33E+14</text:p>
          </table:table-cell>
          <table:table-cell table:style-name="ce2" office:value-type="float" office:value="701368587608000" calcext:value-type="float">
            <text:p>7.01E+14</text:p>
          </table:table-cell>
          <table:table-cell/>
          <table:table-cell table:style-name="ce2" office:value-type="float" office:value="138197153907000" calcext:value-type="float">
            <text:p>1.38E+14</text:p>
          </table:table-cell>
          <table:table-cell/>
        </table:table-row>
        <table:table-row table:style-name="ro1">
          <table:table-cell office:value-type="string" calcext:value-type="string">
            <text:p>Ion density at sheath edge (Ion) (m^-3)</text:p>
          </table:table-cell>
          <table:table-cell table:style-name="ce2" office:value-type="float" office:value="242634336545000" calcext:value-type="float">
            <text:p>2.43E+14</text:p>
          </table:table-cell>
          <table:table-cell table:style-name="ce2" office:value-type="float" office:value="646457121644827" calcext:value-type="float">
            <text:p>6.46E+14</text:p>
          </table:table-cell>
          <table:table-cell table:style-name="ce2" office:value-type="float" office:value="865714558253000" calcext:value-type="float">
            <text:p>8.66E+14</text:p>
          </table:table-cell>
          <table:table-cell/>
          <table:table-cell table:style-name="ce2" office:value-type="float" office:value="142132595279000" calcext:value-type="float">
            <text:p>1.42E+14</text:p>
          </table:table-cell>
          <table:table-cell/>
        </table:table-row>
        <table:table-row table:style-name="ro1">
          <table:table-cell office:value-type="string" calcext:value-type="string">
            <text:p>Max sheath width (Ion) (m)</text:p>
          </table:table-cell>
          <table:table-cell office:value-type="float" office:value="0.00607129159944" calcext:value-type="float">
            <text:p>0.0060712916</text:p>
          </table:table-cell>
          <table:table-cell office:value-type="float" office:value="0.00495413573892847" calcext:value-type="float">
            <text:p>0.0049541357</text:p>
          </table:table-cell>
          <table:table-cell office:value-type="float" office:value="0.00441797143944" calcext:value-type="float">
            <text:p>0.0044179714</text:p>
          </table:table-cell>
          <table:table-cell/>
          <table:table-cell office:value-type="float" office:value="0.00195912626521" calcext:value-type="float">
            <text:p>0.0019591263</text:p>
          </table:table-cell>
          <table:table-cell/>
        </table:table-row>
        <table:table-row table:style-name="ro1">
          <table:table-cell office:value-type="string" calcext:value-type="string">
            <text:p>u_b (m/s)</text:p>
          </table:table-cell>
          <table:table-cell office:value-type="float" office:value="12037.5501092" calcext:value-type="float">
            <text:p>12037.5501092</text:p>
          </table:table-cell>
          <table:table-cell office:value-type="float" office:value="10889.4262114226" calcext:value-type="float">
            <text:p>10889.4262114226</text:p>
          </table:table-cell>
          <table:table-cell office:value-type="float" office:value="11496.750537" calcext:value-type="float">
            <text:p>11496.750537</text:p>
          </table:table-cell>
          <table:table-cell/>
          <table:table-cell office:value-type="float" office:value="12086.871064" calcext:value-type="float">
            <text:p>12086.871064</text:p>
          </table:table-cell>
          <table:table-cell/>
        </table:table-row>
        <table:table-row table:style-name="ro1">
          <table:table-cell office:value-type="string" calcext:value-type="string">
            <text:p>m_i ion mass (kg)</text:p>
          </table:table-cell>
          <table:table-cell table:number-columns-repeated="3" table:style-name="ce2" office:value-type="float" office:value="6.67E-027" calcext:value-type="float">
            <text:p>6.67E-27</text:p>
          </table:table-cell>
          <table:table-cell/>
          <table:table-cell table:style-name="ce2" office:value-type="float" office:value="6.67E-027" calcext:value-type="float">
            <text:p>6.67E-27</text:p>
          </table:table-cell>
          <table:table-cell/>
        </table:table-row>
        <table:table-row table:style-name="ro1">
          <table:table-cell office:value-type="string" calcext:value-type="string">
            <text:p>lambda_d Debye length (m)</text:p>
          </table:table-cell>
          <table:table-cell office:value-type="float" office:value="0.00100074895645" calcext:value-type="float">
            <text:p>0.001000749</text:p>
          </table:table-cell>
          <table:table-cell office:value-type="float" office:value="0.000560688826855746" calcext:value-type="float">
            <text:p>0.0005606888</text:p>
          </table:table-cell>
          <table:table-cell office:value-type="float" office:value="0.000504827361775" calcext:value-type="float">
            <text:p>0.0005048274</text:p>
          </table:table-cell>
          <table:table-cell/>
          <table:table-cell office:value-type="float" office:value="0.0013260995365" calcext:value-type="float">
            <text:p>0.0013260995</text:p>
          </table:table-cell>
          <table:table-cell/>
        </table:table-row>
        <table:table-row table:style-name="ro1">
          <table:table-cell table:style-name="ce1" office:value-type="string" calcext:value-type="string">
            <text:p>ne_midplane (m^-3)</text:p>
          </table:table-cell>
          <table:table-cell table:style-name="ce3" office:value-type="float" office:value="1161711550000000" calcext:value-type="float">
            <text:p>1.16E+15</text:p>
          </table:table-cell>
          <table:table-cell table:style-name="ce3" office:value-type="float" office:value="4483157540625000" calcext:value-type="float">
            <text:p>4.48E+15</text:p>
          </table:table-cell>
          <table:table-cell table:style-name="ce3" office:value-type="float" office:value="7224540631250000" calcext:value-type="float">
            <text:p>7.22E+15</text:p>
          </table:table-cell>
          <table:table-cell table:style-name="ce1"/>
          <table:table-cell table:style-name="ce3" office:value-type="float" office:value="852851087500000" calcext:value-type="float">
            <text:p>8.53E+14</text:p>
          </table:table-cell>
          <table:table-cell/>
        </table:table-row>
        <table:table-row table:style-name="ro1">
          <table:table-cell office:value-type="string" calcext:value-type="string">
            <text:p>ni_midplane (m^-3)</text:p>
          </table:table-cell>
          <table:table-cell table:style-name="ce2" office:value-type="float" office:value="1161544062500000" calcext:value-type="float">
            <text:p>1.16E+15</text:p>
          </table:table-cell>
          <table:table-cell table:style-name="ce2" office:value-type="float" office:value="4484459546875000" calcext:value-type="float">
            <text:p>4.48E+15</text:p>
          </table:table-cell>
          <table:table-cell table:style-name="ce2" office:value-type="float" office:value="7226538509380000" calcext:value-type="float">
            <text:p>7.23E+15</text:p>
          </table:table-cell>
          <table:table-cell/>
          <table:table-cell table:style-name="ce2" office:value-type="float" office:value="851772033438000" calcext:value-type="float">
            <text:p>8.52E+14</text:p>
          </table:table-cell>
          <table:table-cell/>
        </table:table-row>
        <table:table-row table:style-name="ro1">
          <table:table-cell office:value-type="string" calcext:value-type="string">
            <text:p>Te_mid_eV (eV)</text:p>
          </table:table-cell>
          <table:table-cell office:value-type="float" office:value="6.03308630618" calcext:value-type="float">
            <text:p>6.0330863062</text:p>
          </table:table-cell>
          <table:table-cell office:value-type="float" office:value="4.9371158142166" calcext:value-type="float">
            <text:p>4.9371158142</text:p>
          </table:table-cell>
          <table:table-cell office:value-type="float" office:value="5.50317771731" calcext:value-type="float">
            <text:p>5.5031777173</text:p>
          </table:table-cell>
          <table:table-cell/>
          <table:table-cell office:value-type="float" office:value="6.08262581539" calcext:value-type="float">
            <text:p>6.0826258154</text:p>
          </table:table-cell>
          <table:table-cell/>
        </table:table-row>
        <table:table-row table:style-name="ro1">
          <table:table-cell office:value-type="string" calcext:value-type="string">
            <text:p>Ti_mid_eV (eV)</text:p>
          </table:table-cell>
          <table:table-cell office:value-type="float" office:value="0.0241074394702" calcext:value-type="float">
            <text:p>0.0241074395</text:p>
          </table:table-cell>
          <table:table-cell office:value-type="float" office:value="0.0504303402192572" calcext:value-type="float">
            <text:p>0.0504303402</text:p>
          </table:table-cell>
          <table:table-cell office:value-type="float" office:value="0.110717908474" calcext:value-type="float">
            <text:p>0.1107179085</text:p>
          </table:table-cell>
          <table:table-cell/>
          <table:table-cell office:value-type="float" office:value="0.0259068823346" calcext:value-type="float">
            <text:p>0.0259068823</text:p>
          </table:table-cell>
          <table:table-cell/>
        </table:table-row>
        <table:table-row table:style-name="ro1">
          <table:table-cell office:value-type="string" calcext:value-type="string">
            <text:p>number of cells</text:p>
          </table:table-cell>
          <table:table-cell table:number-columns-repeated="3"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distance between electrodes (m)</text:p>
          </table:table-cell>
          <table:table-cell table:number-columns-repeated="3"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string" calcext:value-type="string">
            <text:p>cell size (m)</text:p>
          </table:table-cell>
          <table:table-cell table:number-columns-repeated="3" office:value-type="float" office:value="0.0003125" calcext:value-type="float">
            <text:p>0.0003125</text:p>
          </table:table-cell>
          <table:table-cell/>
          <table:table-cell office:value-type="float" office:value="0.0003125" calcext:value-type="float">
            <text:p>0.0003125</text:p>
          </table:table-cell>
          <table:table-cell/>
        </table:table-row>
        <table:table-row table:style-name="ro1">
          <table:table-cell office:value-type="string" calcext:value-type="string">
            <text:p>driving voltage (V)</text:p>
          </table:table-cell>
          <table:table-cell table:number-columns-repeated="3"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Magnetic field strength (T)</text:p>
          </table:table-cell>
          <table:table-cell office:value-type="float" office:value="0.0119999999999716" calcext:value-type="float">
            <text:p>0.012</text:p>
          </table:table-cell>
          <table:table-cell office:value-type="float" office:value="0.0120000000000301" calcext:value-type="float">
            <text:p>0.012</text:p>
          </table:table-cell>
          <table:table-cell office:value-type="float" office:value="0.0119999999999537" calcext:value-type="float">
            <text:p>0.012</text:p>
          </table:table-cell>
          <table:table-cell/>
          <table:table-cell office:value-type="float" office:value="0.0119999999999806" calcext:value-type="float">
            <text:p>0.012</text:p>
          </table:table-cell>
          <table:table-cell/>
        </table:table-row>
        <table:table-row table:style-name="ro1">
          <table:table-cell office:value-type="string" calcext:value-type="string">
            <text:p>Bfield0 x-component</text:p>
          </table:table-cell>
          <table:table-cell office:value-type="float" office:value="0.00410424171991" calcext:value-type="float">
            <text:p>0.0041042417</text:p>
          </table:table-cell>
          <table:table-cell office:value-type="float" office:value="0.00310582854123" calcext:value-type="float">
            <text:p>0.0031058285</text:p>
          </table:table-cell>
          <table:table-cell office:value-type="float" office:value="0.002083778132" calcext:value-type="float">
            <text:p>0.0020837781</text:p>
          </table:table-cell>
          <table:table-cell/>
          <table:table-cell office:value-type="float" office:value="0.00125434155921" calcext:value-type="float">
            <text:p>0.0012543416</text:p>
          </table:table-cell>
          <table:table-cell/>
        </table:table-row>
        <table:table-row table:style-name="ro1">
          <table:table-cell office:value-type="string" calcext:value-type="string">
            <text:p>Bfield1 y-component</text:p>
          </table:table-cell>
          <table:table-cell office:value-type="float" office:value="0.0112763114494" calcext:value-type="float">
            <text:p>0.0112763114</text:p>
          </table:table-cell>
          <table:table-cell office:value-type="float" office:value="0.0115911099155" calcext:value-type="float">
            <text:p>0.0115911099</text:p>
          </table:table-cell>
          <table:table-cell office:value-type="float" office:value="0.0118176930361" calcext:value-type="float">
            <text:p>0.011817693</text:p>
          </table:table-cell>
          <table:table-cell/>
          <table:table-cell office:value-type="float" office:value="0.0119342627444" calcext:value-type="float">
            <text:p>0.0119342627</text:p>
          </table:table-cell>
          <table:table-cell/>
        </table:table-row>
        <table:table-row table:style-name="ro1">
          <table:table-cell office:value-type="string" calcext:value-type="string">
            <text:p>Angle with plates (degrees)</text:p>
          </table:table-cell>
          <table:table-cell office:value-type="float" office:value="20.0000000000593" calcext:value-type="float">
            <text:p>20.0000000001</text:p>
          </table:table-cell>
          <table:table-cell office:value-type="float" office:value="14.9999999999603" calcext:value-type="float">
            <text:p>15</text:p>
          </table:table-cell>
          <table:table-cell office:value-type="float" office:value="10.0000000000237" calcext:value-type="float">
            <text:p>10</text:p>
          </table:table-cell>
          <table:table-cell/>
          <table:table-cell office:value-type="float" office:value="6.00000000000087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ime-step input (s)</text:p>
          </table:table-cell>
          <table:table-cell table:number-columns-repeated="3" table:style-name="ce2" office:value-type="float" office:value="0.0000000000230457227138643" calcext:value-type="float">
            <text:p>2.30E-11</text:p>
          </table:table-cell>
          <table:table-cell/>
          <table:table-cell table:style-name="ce2" office:value-type="float" office:value="0.0000000000230457227138643" calcext:value-type="float">
            <text:p>2.30E-11</text:p>
          </table:table-cell>
          <table:table-cell/>
        </table:table-row>
        <table:table-row table:style-name="ro1">
          <table:table-cell office:value-type="string" calcext:value-type="string">
            <text:p>diagnostic time-step (s)</text:p>
          </table:table-cell>
          <table:table-cell table:number-columns-repeated="3" table:style-name="ce2" office:value-type="float" office:value="0.00000000230457" calcext:value-type="float">
            <text:p>2.30E-09</text:p>
          </table:table-cell>
          <table:table-cell/>
          <table:table-cell table:style-name="ce2" office:value-type="float" office:value="0.00000000230457" calcext:value-type="float">
            <text:p>2.30E-09</text:p>
          </table:table-cell>
          <table:table-cell/>
        </table:table-row>
        <table:table-row table:style-name="ro1">
          <table:table-cell office:value-type="string" calcext:value-type="string">
            <text:p>twice inverse plasma frequency</text:p>
          </table:table-cell>
          <table:table-cell table:style-name="ce2" office:value-type="float" office:value="0.00000000104015407977429" calcext:value-type="float">
            <text:p>1.04E-09</text:p>
          </table:table-cell>
          <table:table-cell table:style-name="ce2" office:value-type="float" office:value="0.000000000529486425110118" calcext:value-type="float">
            <text:p>5.29E-10</text:p>
          </table:table-cell>
          <table:table-cell table:style-name="ce2" office:value-type="float" office:value="0.000000000417101461408839" calcext:value-type="float">
            <text:p>4.17E-10</text:p>
          </table:table-cell>
          <table:table-cell/>
          <table:table-cell table:style-name="ce2" office:value-type="float" office:value="0.00000000121397635145959" calcext:value-type="float">
            <text:p>1.21E-09</text:p>
          </table:table-cell>
          <table:table-cell/>
        </table:table-row>
        <table:table-row table:style-name="ro1">
          <table:table-cell office:value-type="string" calcext:value-type="string">
            <text:p>gas number density (m-3)</text:p>
          </table:table-cell>
          <table:table-cell table:number-columns-repeated="3" table:style-name="ce2" office:value-type="float" office:value="1.20716217236E+021" calcext:value-type="float">
            <text:p>1.21E+21</text:p>
          </table:table-cell>
          <table:table-cell/>
          <table:table-cell table:style-name="ce2" office:value-type="float" office:value="1.20716217236E+021" calcext:value-type="float">
            <text:p>1.21E+21</text:p>
          </table:table-cell>
          <table:table-cell/>
        </table:table-row>
        <table:table-row table:style-name="ro1">
          <table:table-cell office:value-type="string" calcext:value-type="string">
            <text:p>gas temperature (K)</text:p>
          </table:table-cell>
          <table:table-cell table:number-columns-repeated="3"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string" calcext:value-type="string">
            <text:p>gas pressure (Pa)</text:p>
          </table:table-cell>
          <table:table-cell table:number-columns-repeated="3" office:value-type="float" office:value="4.9976513935704" calcext:value-type="float">
            <text:p>4.9976513936</text:p>
          </table:table-cell>
          <table:table-cell/>
          <table:table-cell office:value-type="float" office:value="4.9976513935704" calcext:value-type="float">
            <text:p>4.9976513936</text:p>
          </table:table-cell>
          <table:table-cell/>
        </table:table-row>
        <table:table-row table:style-name="ro1">
          <table:table-cell office:value-type="string" calcext:value-type="string">
            <text:p>Total number of superparticles (ions &amp; e) </text:p>
          </table:table-cell>
          <table:table-cell table:number-columns-repeated="3" office:value-type="float" office:value="32768" calcext:value-type="float">
            <text:p>32768</text:p>
          </table:table-cell>
          <table:table-cell/>
          <table:table-cell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string" calcext:value-type="string">
            <text:p>particle weighting</text:p>
          </table:table-cell>
          <table:table-cell table:number-columns-repeated="3" table:style-name="ce2" office:value-type="float" office:value="250000000000" calcext:value-type="float">
            <text:p>2.50E+11</text:p>
          </table:table-cell>
          <table:table-cell/>
          <table:table-cell table:style-name="ce2" office:value-type="float" office:value="250000000000" calcext:value-type="float">
            <text:p>2.50E+11</text:p>
          </table:table-cell>
          <table:table-cell/>
        </table:table-row>
        <table:table-row table:style-name="ro1">
          <table:table-cell office:value-type="string" calcext:value-type="string">
            <text:p>number of RF cycles </text:p>
          </table:table-cell>
          <table:table-cell office:value-type="float" office:value="10000" calcext:value-type="float">
            <text:p>10000</text:p>
          </table:table-cell>
          <table:table-cell office:value-type="float" office:value="10018" calcext:value-type="float">
            <text:p>10018</text:p>
          </table:table-cell>
          <table:table-cell office:value-type="float" office:value="15000" calcext:value-type="float">
            <text:p>15000</text:p>
          </table:table-cell>
          <table:table-cell/>
          <table:table-cell office:value-type="float" office:value="20000" calcext:value-type="float">
            <text:p>20000</text:p>
          </table:table-cell>
          <table:table-cell/>
        </table:table-row>
        <table:table-row table:style-name="ro1">
          <table:table-cell office:value-type="string" calcext:value-type="string">
            <text:p>Electron gyro-frequency (Hz)</text:p>
          </table:table-cell>
          <table:table-cell table:style-name="ce2" office:value-type="float" office:value="2110472008.77657" calcext:value-type="float">
            <text:p>2.11E+09</text:p>
          </table:table-cell>
          <table:table-cell table:style-name="ce2" office:value-type="float" office:value="2110472008.78684" calcext:value-type="float">
            <text:p>2.11E+09</text:p>
          </table:table-cell>
          <table:table-cell table:style-name="ce2" office:value-type="float" office:value="2110472008.77341" calcext:value-type="float">
            <text:p>2.11E+09</text:p>
          </table:table-cell>
          <table:table-cell/>
          <table:table-cell table:style-name="ce2" office:value-type="float" office:value="2110472008.77815" calcext:value-type="float">
            <text:p>2.11E+09</text:p>
          </table:table-cell>
          <table:table-cell/>
        </table:table-row>
        <table:table-row table:style-name="ro1">
          <table:table-cell office:value-type="string" calcext:value-type="string">
            <text:p>Ion gyro-frequnecy (Hz)</text:p>
          </table:table-cell>
          <table:table-cell table:style-name="ce2" office:value-type="float" office:value="288251.874062287" calcext:value-type="float">
            <text:p>2.88E+05</text:p>
          </table:table-cell>
          <table:table-cell table:style-name="ce2" office:value-type="float" office:value="288251.87406369" calcext:value-type="float">
            <text:p>2.88E+05</text:p>
          </table:table-cell>
          <table:table-cell table:style-name="ce2" office:value-type="float" office:value="288251.874061855" calcext:value-type="float">
            <text:p>2.88E+05</text:p>
          </table:table-cell>
          <table:table-cell/>
          <table:table-cell office:value-type="float" office:value="288251.874062503" calcext:value-type="float">
            <text:p>288251.874062503</text:p>
          </table:table-cell>
          <table:table-cell/>
        </table:table-row>
        <table:table-row table:style-name="ro1">
          <table:table-cell office:value-type="string" calcext:value-type="string">
            <text:p>Plasma frequency (Hz) = </text:p>
          </table:table-cell>
          <table:table-cell table:style-name="ce2" office:value-type="float" office:value="1922792054.45601" calcext:value-type="float">
            <text:p>1.92E+09</text:p>
          </table:table-cell>
          <table:table-cell table:style-name="ce2" office:value-type="float" office:value="3777245091.00315" calcext:value-type="float">
            <text:p>3.78E+09</text:p>
          </table:table-cell>
          <table:table-cell table:style-name="ce2" office:value-type="float" office:value="4794996385.87844" calcext:value-type="float">
            <text:p>4.79E+09</text:p>
          </table:table-cell>
          <table:table-cell/>
          <table:table-cell table:style-name="ce2" office:value-type="float" office:value="1647478550.62857" calcext:value-type="float">
            <text:p>1.65E+09</text:p>
          </table:table-cell>
          <table:table-cell/>
        </table:table-row>
        <table:table-row table:style-name="ro1">
          <table:table-cell office:value-type="string" calcext:value-type="string">
            <text:p>Electron thermal gyroradius (m)</text:p>
          </table:table-cell>
          <table:table-cell office:value-type="float" office:value="0.000488047665787" calcext:value-type="float">
            <text:p>0.0004880477</text:p>
          </table:table-cell>
          <table:table-cell office:value-type="float" office:value="0.000441498394275477" calcext:value-type="float">
            <text:p>0.0004414984</text:p>
          </table:table-cell>
          <table:table-cell office:value-type="float" office:value="0.000466121612192" calcext:value-type="float">
            <text:p>0.0004661216</text:p>
          </table:table-cell>
          <table:table-cell/>
          <table:table-cell office:value-type="float" office:value="0.000490047323246" calcext:value-type="float">
            <text:p>0.0004900473</text:p>
          </table:table-cell>
          <table:table-cell/>
        </table:table-row>
        <table:table-row table:style-name="ro1">
          <table:table-cell office:value-type="string" calcext:value-type="string">
            <text:p>Ion thermal gyroradius (m)</text:p>
          </table:table-cell>
          <table:table-cell office:value-type="float" office:value="0.00263980436035" calcext:value-type="float">
            <text:p>0.0026398044</text:p>
          </table:table-cell>
          <table:table-cell office:value-type="float" office:value="0.00381805472037691" calcext:value-type="float">
            <text:p>0.0038180547</text:p>
          </table:table-cell>
          <table:table-cell office:value-type="float" office:value="0.00565724693667" calcext:value-type="float">
            <text:p>0.0056572469</text:p>
          </table:table-cell>
          <table:table-cell/>
          <table:table-cell office:value-type="float" office:value="0.00273655244526" calcext:value-type="float">
            <text:p>0.0027365524</text:p>
          </table:table-cell>
          <table:table-cell/>
        </table:table-row>
        <table:table-row table:style-name="ro1">
          <table:table-cell office:value-type="string" calcext:value-type="string">
            <text:p>Electron thermal speed (m/s)</text:p>
          </table:table-cell>
          <table:table-cell table:style-name="ce2" office:value-type="float" office:value="1030010.93759" calcext:value-type="float">
            <text:p>1.03E+06</text:p>
          </table:table-cell>
          <table:table-cell table:style-name="ce2" office:value-type="float" office:value="931770.003042732" calcext:value-type="float">
            <text:p>9.32E+05</text:p>
          </table:table-cell>
          <table:table-cell table:style-name="ce2" office:value-type="float" office:value="983736.615215" calcext:value-type="float">
            <text:p>9.84E+05</text:p>
          </table:table-cell>
          <table:table-cell/>
          <table:table-cell table:style-name="ce2" office:value-type="float" office:value="1034231.15869" calcext:value-type="float">
            <text:p>1.03E+06</text:p>
          </table:table-cell>
          <table:table-cell/>
        </table:table-row>
        <table:table-row table:style-name="ro1">
          <table:table-cell office:value-type="string" calcext:value-type="string">
            <text:p>Ion thermal speed (m/s)</text:p>
          </table:table-cell>
          <table:table-cell office:value-type="float" office:value="760.928554029" calcext:value-type="float">
            <text:p>760.928554029</text:p>
          </table:table-cell>
          <table:table-cell office:value-type="float" office:value="1100.56142842636" calcext:value-type="float">
            <text:p>1100.5614284264</text:p>
          </table:table-cell>
          <table:table-cell office:value-type="float" office:value="1630.71203152" calcext:value-type="float">
            <text:p>1630.71203152</text:p>
          </table:table-cell>
          <table:table-cell/>
          <table:table-cell office:value-type="float" office:value="788.816370816" calcext:value-type="float">
            <text:p>788.816370816</text:p>
          </table:table-cell>
          <table:table-cell/>
        </table:table-row>
        <table:table-row table:style-name="ro1">
          <table:table-cell office:value-type="string" calcext:value-type="string">
            <text:p>Plasma potential midplane (V)</text:p>
          </table:table-cell>
          <table:table-cell office:value-type="float" office:value="65.9839587813" calcext:value-type="float">
            <text:p>65.9839587813</text:p>
          </table:table-cell>
          <table:table-cell office:value-type="float" office:value="53.472951875" calcext:value-type="float">
            <text:p>53.472951875</text:p>
          </table:table-cell>
          <table:table-cell office:value-type="float" office:value="53.1032433125" calcext:value-type="float">
            <text:p>53.1032433125</text:p>
          </table:table-cell>
          <table:table-cell/>
          <table:table-cell office:value-type="float" office:value="22.9409194369" calcext:value-type="float">
            <text:p>22.9409194369</text:p>
          </table:table-cell>
          <table:table-cell/>
        </table:table-row>
        <table:table-row table:style-name="ro1">
          <table:table-cell office:value-type="string" calcext:value-type="string">
            <text:p>Floating potential (V) </text:p>
          </table:table-cell>
          <table:table-cell office:value-type="float" office:value="17.459775" calcext:value-type="float">
            <text:p>17.459775</text:p>
          </table:table-cell>
          <table:table-cell office:value-type="float" office:value="-2.37891399999999" calcext:value-type="float">
            <text:p>-2.378914</text:p>
          </table:table-cell>
          <table:table-cell office:value-type="float" office:value="-13.295014" calcext:value-type="float">
            <text:p>-13.295014</text:p>
          </table:table-cell>
          <table:table-cell/>
          <table:table-cell office:value-type="float" office:value="-27.050575" calcext:value-type="float">
            <text:p>-27.050575</text:p>
          </table:table-cell>
          <table:table-cell/>
        </table:table-row>
        <table:table-row table:style-name="ro1">
          <table:table-cell table:style-name="ce1" office:value-type="string" calcext:value-type="string">
            <text:p>Line average electron density </text:p>
          </table:table-cell>
          <table:table-cell table:style-name="ce3" office:value-type="float" office:value="759305064731000" calcext:value-type="float">
            <text:p>7.59E+14</text:p>
          </table:table-cell>
          <table:table-cell table:style-name="ce3" office:value-type="float" office:value="3203207356406880" calcext:value-type="float">
            <text:p>3.20E+15</text:p>
          </table:table-cell>
          <table:table-cell table:style-name="ce3" office:value-type="float" office:value="5300634083420000" calcext:value-type="float">
            <text:p>5.30E+15</text:p>
          </table:table-cell>
          <table:table-cell table:style-name="ce1"/>
          <table:table-cell table:style-name="ce3" office:value-type="float" office:value="585449349523000" calcext:value-type="float">
            <text:p>5.85E+14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 average ion density </text:p>
          </table:table-cell>
          <table:table-cell table:style-name="ce2" office:value-type="float" office:value="779148195714000" calcext:value-type="float">
            <text:p>7.79E+14</text:p>
          </table:table-cell>
          <table:table-cell table:style-name="ce2" office:value-type="float" office:value="3230960841695039" calcext:value-type="float">
            <text:p>3.23E+15</text:p>
          </table:table-cell>
          <table:table-cell table:style-name="ce2" office:value-type="float" office:value="5335662222230000" calcext:value-type="float">
            <text:p>5.34E+15</text:p>
          </table:table-cell>
          <table:table-cell/>
          <table:table-cell table:style-name="ce2" office:value-type="float" office:value="594894125982000" calcext:value-type="float">
            <text:p>5.95E+14</text:p>
          </table:table-cell>
          <table:table-cell table:style-name="ce2" office:value-type="float" office:value="983241042.978" calcext:value-type="float">
            <text:p>9.83E+08</text:p>
          </table:table-cell>
        </table:table-row>
        <table:table-row table:style-name="ro1">
          <table:table-cell office:value-type="string" calcext:value-type="string">
            <text:p>Line average electron power </text:p>
          </table:table-cell>
          <table:table-cell office:value-type="float" office:value="1262.12820564" calcext:value-type="float">
            <text:p>1262.12820564</text:p>
          </table:table-cell>
          <table:table-cell office:value-type="float" office:value="1162.95061008666" calcext:value-type="float">
            <text:p>1162.9506100867</text:p>
          </table:table-cell>
          <table:table-cell office:value-type="float" office:value="2612.69741483" calcext:value-type="float">
            <text:p>2612.69741483</text:p>
          </table:table-cell>
          <table:table-cell/>
          <table:table-cell office:value-type="float" office:value="935.073743116" calcext:value-type="float">
            <text:p>935.0737431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e average ion power </text:p>
          </table:table-cell>
          <table:table-cell office:value-type="float" office:value="782.841919043" calcext:value-type="float">
            <text:p>782.841919043</text:p>
          </table:table-cell>
          <table:table-cell office:value-type="float" office:value="2194.02107069415" calcext:value-type="float">
            <text:p>2194.0210706942</text:p>
          </table:table-cell>
          <table:table-cell office:value-type="float" office:value="3937.95532992" calcext:value-type="float">
            <text:p>3937.95532992</text:p>
          </table:table-cell>
          <table:table-cell/>
          <table:table-cell office:value-type="float" office:value="156.119789574" calcext:value-type="float">
            <text:p>156.119789574</text:p>
          </table:table-cell>
          <table:table-cell table:style-name="ce2" office:value-type="float" office:value="0.000000561292482345" calcext:value-type="float">
            <text:p>5.61E-07</text:p>
          </table:table-cell>
        </table:table-row>
        <table:table-row table:style-name="ro1">
          <table:table-cell table:style-name="ce1" office:value-type="string" calcext:value-type="string">
            <text:p>Real impedance </text:p>
          </table:table-cell>
          <table:table-cell table:style-name="ce1" office:value-type="float" office:value="5.23229627114" calcext:value-type="float">
            <text:p>5.2322962711</text:p>
          </table:table-cell>
          <table:table-cell table:style-name="ce1" office:value-type="float" office:value="3.14755214321536" calcext:value-type="float">
            <text:p>3.1475521432</text:p>
          </table:table-cell>
          <table:table-cell table:style-name="ce1" office:value-type="float" office:value="3.83894415861" calcext:value-type="float">
            <text:p>3.8389441586</text:p>
          </table:table-cell>
          <table:table-cell table:style-name="ce1"/>
          <table:table-cell table:style-name="ce1" office:value-type="float" office:value="52.1535226849" calcext:value-type="float">
            <text:p>52.1535226849</text:p>
          </table:table-cell>
          <table:table-cell table:style-name="ce1" office:value-type="float" office:value="2.07646407178" calcext:value-type="float">
            <text:p>2.0764640718</text:p>
          </table:table-cell>
        </table:table-row>
        <table:table-row table:style-name="ro1">
          <table:table-cell table:style-name="ce1" office:value-type="string" calcext:value-type="string">
            <text:p>Imaginary impedance </text:p>
          </table:table-cell>
          <table:table-cell table:style-name="ce1" office:value-type="float" office:value="-11.3210471595" calcext:value-type="float">
            <text:p>-11.3210471595</text:p>
          </table:table-cell>
          <table:table-cell table:style-name="ce1" office:value-type="float" office:value="-6.78671658217492" calcext:value-type="float">
            <text:p>-6.7867165822</text:p>
          </table:table-cell>
          <table:table-cell table:style-name="ce1" office:value-type="float" office:value="-4.5923494807" calcext:value-type="float">
            <text:p>-4.5923494807</text:p>
          </table:table-cell>
          <table:table-cell table:style-name="ce1"/>
          <table:table-cell table:style-name="ce1" office:value-type="float" office:value="-16.4377687963" calcext:value-type="float">
            <text:p>-16.4377687963</text:p>
          </table:table-cell>
          <table:table-cell table:style-name="ce1" office:value-type="float" office:value="-113.150772824" calcext:value-type="float">
            <text:p>-113.150772824</text:p>
          </table:table-cell>
        </table:table-row>
        <table:table-row table:style-name="ro1">
          <table:table-cell office:value-type="string" calcext:value-type="string">
            <text:p>H Lieberman model </text:p>
          </table:table-cell>
          <table:table-cell office:value-type="float" office:value="1.12099655682" calcext:value-type="float">
            <text:p>1.1209965568</text:p>
          </table:table-cell>
          <table:table-cell office:value-type="float" office:value="1.51108467255567" calcext:value-type="float">
            <text:p>1.5110846726</text:p>
          </table:table-cell>
          <table:table-cell office:value-type="float" office:value="1.48231054718" calcext:value-type="float">
            <text:p>1.4823105472</text:p>
          </table:table-cell>
          <table:table-cell/>
          <table:table-cell office:value-type="float" office:value="0.089114687723" calcext:value-type="float">
            <text:p>0.0891146877</text:p>
          </table:table-cell>
          <table:table-cell/>
        </table:table-row>
        <table:table-row table:style-name="ro1">
          <table:table-cell office:value-type="string" calcext:value-type="string">
            <text:p>H Turner-Chabert model </text:p>
          </table:table-cell>
          <table:table-cell office:value-type="float" office:value="1.60043039178" calcext:value-type="float">
            <text:p>1.6004303918</text:p>
          </table:table-cell>
          <table:table-cell office:value-type="float" office:value="1.96759454666294" calcext:value-type="float">
            <text:p>1.9675945467</text:p>
          </table:table-cell>
          <table:table-cell office:value-type="float" office:value="1.96512018674" calcext:value-type="float">
            <text:p>1.9651201867</text:p>
          </table:table-cell>
          <table:table-cell/>
          <table:table-cell office:value-type="float" office:value="0.508974931494" calcext:value-type="float">
            <text:p>0.5089749315</text:p>
          </table:table-cell>
          <table:table-cell/>
        </table:table-row>
      </table:table>
      <table:table table:name="10Pa" table:style-name="ta2">
        <table:table-column table:style-name="co5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agnetic field angle ( rads )</text:p>
          </table:table-cell>
          <table:table-cell office:value-type="float" office:value="1.221730476395" calcext:value-type="float">
            <text:p>1.2217304764</text:p>
          </table:table-cell>
          <table:table-cell office:value-type="float" office:value="1.30899693899644" calcext:value-type="float">
            <text:p>1.308996939</text:p>
          </table:table-cell>
          <table:table-cell office:value-type="float" office:value="1.39626340159505" calcext:value-type="float">
            <text:p>1.3962634016</text:p>
          </table:table-cell>
          <table:table-cell office:value-type="float" office:value="1.43116998663543" calcext:value-type="float">
            <text:p>1.4311699866</text:p>
          </table:table-cell>
          <table:table-cell office:value-type="float" office:value="1.46607657167522" calcext:value-type="float">
            <text:p>1.46607657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Magnetic field angle ( degrees )</text:p>
          </table:table-cell>
          <table:table-cell table:style-name="ce1" office:value-type="float" office:value="69.9999999999407" calcext:value-type="float">
            <text:p>69.9999999999</text:p>
          </table:table-cell>
          <table:table-cell table:style-name="ce1" office:value-type="float" office:value="75.0000000000397" calcext:value-type="float">
            <text:p>75</text:p>
          </table:table-cell>
          <table:table-cell table:style-name="ce1" office:value-type="float" office:value="79.9999999999763" calcext:value-type="float">
            <text:p>80</text:p>
          </table:table-cell>
          <table:table-cell table:style-name="ce1" office:value-type="float" office:value="82.0000000000045" calcext:value-type="float">
            <text:p>82</text:p>
          </table:table-cell>
          <table:table-cell table:style-name="ce1" office:value-type="float" office:value="83.9999999999991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RF current amplitude ( A / m^2 )</text:p>
          </table:table-cell>
          <table:table-cell office:value-type="float" office:value="9.38104687221" calcext:value-type="float">
            <text:p>9.3810468722</text:p>
          </table:table-cell>
          <table:table-cell office:value-type="float" office:value="14.6284838526" calcext:value-type="float">
            <text:p>14.6284838526</text:p>
          </table:table-cell>
          <table:table-cell office:value-type="float" office:value="17.0097305687" calcext:value-type="float">
            <text:p>17.0097305687</text:p>
          </table:table-cell>
          <table:table-cell office:value-type="float" office:value="16.9257600853" calcext:value-type="float">
            <text:p>16.9257600853</text:p>
          </table:table-cell>
          <table:table-cell office:value-type="float" office:value="14.4416045175" calcext:value-type="float">
            <text:p>14.4416045175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on current ( A / m^2 )</text:p>
          </table:table-cell>
          <table:table-cell office:value-type="float" office:value="0.505355427587" calcext:value-type="float">
            <text:p>0.5053554276</text:p>
          </table:table-cell>
          <table:table-cell office:value-type="float" office:value="1.16114386554" calcext:value-type="float">
            <text:p>1.1611438655</text:p>
          </table:table-cell>
          <table:table-cell office:value-type="float" office:value="1.67541357143" calcext:value-type="float">
            <text:p>1.6754135714</text:p>
          </table:table-cell>
          <table:table-cell office:value-type="float" office:value="1.89598012651" calcext:value-type="float">
            <text:p>1.8959801265</text:p>
          </table:table-cell>
          <table:table-cell office:value-type="float" office:value="2.15727876129" calcext:value-type="float">
            <text:p>2.15727876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x sheath voltage (V)</text:p>
          </table:table-cell>
          <table:table-cell office:value-type="float" office:value="105.951585274" calcext:value-type="float">
            <text:p>105.951585274</text:p>
          </table:table-cell>
          <table:table-cell office:value-type="float" office:value="112.312252493" calcext:value-type="float">
            <text:p>112.312252493</text:p>
          </table:table-cell>
          <table:table-cell office:value-type="float" office:value="113.519499828" calcext:value-type="float">
            <text:p>113.519499828</text:p>
          </table:table-cell>
          <table:table-cell office:value-type="float" office:value="109.680740455" calcext:value-type="float">
            <text:p>109.680740455</text:p>
          </table:table-cell>
          <table:table-cell office:value-type="float" office:value="98.1249944649" calcext:value-type="float">
            <text:p>98.12499446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ean sheath voltage (V)</text:p>
          </table:table-cell>
          <table:table-cell office:value-type="float" office:value="52.0289444516" calcext:value-type="float">
            <text:p>52.0289444516</text:p>
          </table:table-cell>
          <table:table-cell office:value-type="float" office:value="50.4922358523" calcext:value-type="float">
            <text:p>50.4922358523</text:p>
          </table:table-cell>
          <table:table-cell office:value-type="float" office:value="49.4606556828" calcext:value-type="float">
            <text:p>49.4606556828</text:p>
          </table:table-cell>
          <table:table-cell office:value-type="float" office:value="47.0602418141" calcext:value-type="float">
            <text:p>47.0602418141</text:p>
          </table:table-cell>
          <table:table-cell office:value-type="float" office:value="45.0283039318" calcext:value-type="float">
            <text:p>45.028303931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x sheath width (CC) (m)</text:p>
          </table:table-cell>
          <table:table-cell office:value-type="float" office:value="0.00612648704614" calcext:value-type="float">
            <text:p>0.006126487</text:p>
          </table:table-cell>
          <table:table-cell office:value-type="float" office:value="0.00482680218242" calcext:value-type="float">
            <text:p>0.0048268022</text:p>
          </table:table-cell>
          <table:table-cell office:value-type="float" office:value="0.00416789002419" calcext:value-type="float">
            <text:p>0.00416789</text:p>
          </table:table-cell>
          <table:table-cell office:value-type="float" office:value="0.00391729251515" calcext:value-type="float">
            <text:p>0.0039172925</text:p>
          </table:table-cell>
          <table:table-cell office:value-type="float" office:value="0.00352485648199" calcext:value-type="float">
            <text:p>0.003524856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ean sheath width (CC) (m)</text:p>
          </table:table-cell>
          <table:table-cell office:value-type="float" office:value="0.00432188707126" calcext:value-type="float">
            <text:p>0.0043218871</text:p>
          </table:table-cell>
          <table:table-cell office:value-type="float" office:value="0.00335860300283" calcext:value-type="float">
            <text:p>0.003358603</text:p>
          </table:table-cell>
          <table:table-cell office:value-type="float" office:value="0.00293673103249" calcext:value-type="float">
            <text:p>0.002936731</text:p>
          </table:table-cell>
          <table:table-cell office:value-type="float" office:value="0.00273964196416" calcext:value-type="float">
            <text:p>0.002739642</text:p>
          </table:table-cell>
          <table:table-cell office:value-type="float" office:value="0.00243455176574" calcext:value-type="float">
            <text:p>0.002434551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T_e in the midplane (J)</text:p>
          </table:table-cell>
          <table:table-cell table:style-name="ce2" office:value-type="float" office:value="8.40047991562E-019" calcext:value-type="float">
            <text:p>8.40E-19</text:p>
          </table:table-cell>
          <table:table-cell table:style-name="ce2" office:value-type="float" office:value="8.10300962812E-019" calcext:value-type="float">
            <text:p>8.10E-19</text:p>
          </table:table-cell>
          <table:table-cell table:style-name="ce2" office:value-type="float" office:value="8.489760875E-019" calcext:value-type="float">
            <text:p>8.49E-19</text:p>
          </table:table-cell>
          <table:table-cell table:style-name="ce2" office:value-type="float" office:value="8.59765883125E-019" calcext:value-type="float">
            <text:p>8.60E-19</text:p>
          </table:table-cell>
          <table:table-cell table:style-name="ce2" office:value-type="float" office:value="8.83103899688E-019" calcext:value-type="float">
            <text:p>8.83E-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on density at sheath edge (CC) (m^-3)</text:p>
          </table:table-cell>
          <table:table-cell table:style-name="ce2" office:value-type="float" office:value="467797973139000" calcext:value-type="float">
            <text:p>4.68E+14</text:p>
          </table:table-cell>
          <table:table-cell table:style-name="ce2" office:value-type="float" office:value="1037517888360000" calcext:value-type="float">
            <text:p>1.04E+15</text:p>
          </table:table-cell>
          <table:table-cell table:style-name="ce2" office:value-type="float" office:value="1388826707490000" calcext:value-type="float">
            <text:p>1.39E+15</text:p>
          </table:table-cell>
          <table:table-cell table:style-name="ce2" office:value-type="float" office:value="1415917881800000" calcext:value-type="float">
            <text:p>1.42E+15</text:p>
          </table:table-cell>
          <table:table-cell table:style-name="ce2" office:value-type="float" office:value="1216773661250000" calcext:value-type="float">
            <text:p>1.22E+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ax sheath width (BC) (m)</text:p>
          </table:table-cell>
          <table:table-cell office:value-type="float" office:value="0.00404845538035" calcext:value-type="float">
            <text:p>0.0040484554</text:p>
          </table:table-cell>
          <table:table-cell office:value-type="float" office:value="0.00312743008652" calcext:value-type="float">
            <text:p>0.0031274301</text:p>
          </table:table-cell>
          <table:table-cell office:value-type="float" office:value="0.00254520194857" calcext:value-type="float">
            <text:p>0.0025452019</text:p>
          </table:table-cell>
          <table:table-cell office:value-type="float" office:value="0.00226155661291" calcext:value-type="float">
            <text:p>0.0022615566</text:p>
          </table:table-cell>
          <table:table-cell office:value-type="float" office:value="0.0019949759882" calcext:value-type="float">
            <text:p>0.00199497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Ion density at sheath edge (BC) (m^-3)</text:p>
          </table:table-cell>
          <table:table-cell table:style-name="ce2" office:value-type="float" office:value="277814468320000" calcext:value-type="float">
            <text:p>2.78E+14</text:p>
          </table:table-cell>
          <table:table-cell table:style-name="ce2" office:value-type="float" office:value="478946507380000" calcext:value-type="float">
            <text:p>4.79E+14</text:p>
          </table:table-cell>
          <table:table-cell table:style-name="ce2" office:value-type="float" office:value="636915397071000" calcext:value-type="float">
            <text:p>6.37E+14</text:p>
          </table:table-cell>
          <table:table-cell table:style-name="ce2" office:value-type="float" office:value="685491757775000" calcext:value-type="float">
            <text:p>6.85E+14</text:p>
          </table:table-cell>
          <table:table-cell table:style-name="ce2" office:value-type="float" office:value="732624171646000" calcext:value-type="float">
            <text:p>7.33E+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Ion density at sheath edge (Ion) (m^-3)</text:p>
          </table:table-cell>
          <table:table-cell table:style-name="ce2" office:value-type="float" office:value="281054844197000" calcext:value-type="float">
            <text:p>2.81E+14</text:p>
          </table:table-cell>
          <table:table-cell table:style-name="ce2" office:value-type="float" office:value="657520116180000" calcext:value-type="float">
            <text:p>6.58E+14</text:p>
          </table:table-cell>
          <table:table-cell table:style-name="ce2" office:value-type="float" office:value="926873551438000" calcext:value-type="float">
            <text:p>9.27E+14</text:p>
          </table:table-cell>
          <table:table-cell table:style-name="ce2" office:value-type="float" office:value="1042293109110000" calcext:value-type="float">
            <text:p>1.04E+15</text:p>
          </table:table-cell>
          <table:table-cell table:style-name="ce2" office:value-type="float" office:value="1170163523450000" calcext:value-type="float">
            <text:p>1.17E+1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 sheath width (Ion) (m)</text:p>
          </table:table-cell>
          <table:table-cell office:value-type="float" office:value="0.00409849470979" calcext:value-type="float">
            <text:p>0.0040984947</text:p>
          </table:table-cell>
          <table:table-cell office:value-type="float" office:value="0.00392654013205" calcext:value-type="float">
            <text:p>0.0039265401</text:p>
          </table:table-cell>
          <table:table-cell office:value-type="float" office:value="0.00343663738563" calcext:value-type="float">
            <text:p>0.0034366374</text:p>
          </table:table-cell>
          <table:table-cell office:value-type="float" office:value="0.00333985508881" calcext:value-type="float">
            <text:p>0.0033398551</text:p>
          </table:table-cell>
          <table:table-cell office:value-type="float" office:value="0.00345671799055" calcext:value-type="float">
            <text:p>0.00345671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_b (m/s)</text:p>
          </table:table-cell>
          <table:table-cell office:value-type="float" office:value="11222.4875416" calcext:value-type="float">
            <text:p>11222.4875416</text:p>
          </table:table-cell>
          <table:table-cell office:value-type="float" office:value="11021.9962902" calcext:value-type="float">
            <text:p>11021.9962902</text:p>
          </table:table-cell>
          <table:table-cell office:value-type="float" office:value="11281.966661" calcext:value-type="float">
            <text:p>11281.966661</text:p>
          </table:table-cell>
          <table:table-cell office:value-type="float" office:value="11353.4326198" calcext:value-type="float">
            <text:p>11353.4326198</text:p>
          </table:table-cell>
          <table:table-cell office:value-type="float" office:value="11506.4931782" calcext:value-type="float">
            <text:p>11506.49317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_i ion mass (kg)</text:p>
          </table:table-cell>
          <table:table-cell table:number-columns-repeated="5" table:style-name="ce2" office:value-type="float" office:value="6.67E-027" calcext:value-type="float">
            <text:p>6.67E-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ambda_d Debye length (m)</text:p>
          </table:table-cell>
          <table:table-cell office:value-type="float" office:value="0.000787010501322" calcext:value-type="float">
            <text:p>0.0007870105</text:p>
          </table:table-cell>
          <table:table-cell office:value-type="float" office:value="0.000519018725753" calcext:value-type="float">
            <text:p>0.0005190187</text:p>
          </table:table-cell>
          <table:table-cell office:value-type="float" office:value="0.000459178289094" calcext:value-type="float">
            <text:p>0.0004591783</text:p>
          </table:table-cell>
          <table:table-cell office:value-type="float" office:value="0.000457644994734" calcext:value-type="float">
            <text:p>0.000457645</text:p>
          </table:table-cell>
          <table:table-cell office:value-type="float" office:value="0.000500332423139" calcext:value-type="float">
            <text:p>0.000500332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ne_midplane (m^-3)</text:p>
          </table:table-cell>
          <table:table-cell table:style-name="ce2" office:value-type="float" office:value="1911248656250000" calcext:value-type="float">
            <text:p>1.91E+15</text:p>
          </table:table-cell>
          <table:table-cell table:style-name="ce2" office:value-type="float" office:value="4542597406250000" calcext:value-type="float">
            <text:p>4.54E+15</text:p>
          </table:table-cell>
          <table:table-cell table:style-name="ce2" office:value-type="float" office:value="7705832465620000" calcext:value-type="float">
            <text:p>7.71E+15</text:p>
          </table:table-cell>
          <table:table-cell table:style-name="ce2" office:value-type="float" office:value="9.88220905E+015" calcext:value-type="float">
            <text:p>9.88E+15</text:p>
          </table:table-cell>
          <table:table-cell table:style-name="ce2" office:value-type="float" office:value="1.03569964062E+016" calcext:value-type="float">
            <text:p>1.04E+1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i_midplane (m^-3)</text:p>
          </table:table-cell>
          <table:table-cell table:style-name="ce2" office:value-type="float" office:value="1.90963010625E+015" calcext:value-type="float">
            <text:p>1.91E+15</text:p>
          </table:table-cell>
          <table:table-cell table:style-name="ce2" office:value-type="float" office:value="4546479500000000" calcext:value-type="float">
            <text:p>4.55E+15</text:p>
          </table:table-cell>
          <table:table-cell table:style-name="ce2" office:value-type="float" office:value="7709443918750000" calcext:value-type="float">
            <text:p>7.71E+15</text:p>
          </table:table-cell>
          <table:table-cell table:style-name="ce2" office:value-type="float" office:value="9.88590066875E+015" calcext:value-type="float">
            <text:p>9.89E+15</text:p>
          </table:table-cell>
          <table:table-cell table:style-name="ce2" office:value-type="float" office:value="1.03582559375E+016" calcext:value-type="float">
            <text:p>1.04E+1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Te_mid_eV (eV)</text:p>
          </table:table-cell>
          <table:table-cell office:value-type="float" office:value="5.24374526568" calcext:value-type="float">
            <text:p>5.2437452657</text:p>
          </table:table-cell>
          <table:table-cell office:value-type="float" office:value="5.05805844452" calcext:value-type="float">
            <text:p>5.0580584445</text:p>
          </table:table-cell>
          <table:table-cell office:value-type="float" office:value="5.29947620162" calcext:value-type="float">
            <text:p>5.2994762016</text:p>
          </table:table-cell>
          <table:table-cell office:value-type="float" office:value="5.36682823424" calcext:value-type="float">
            <text:p>5.3668282342</text:p>
          </table:table-cell>
          <table:table-cell office:value-type="float" office:value="5.51250873713" calcext:value-type="float">
            <text:p>5.512508737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i_mid_eV (eV)</text:p>
          </table:table-cell>
          <table:table-cell office:value-type="float" office:value="0.0254658412141" calcext:value-type="float">
            <text:p>0.0254658412</text:p>
          </table:table-cell>
          <table:table-cell office:value-type="float" office:value="0.0666026326467" calcext:value-type="float">
            <text:p>0.0666026326</text:p>
          </table:table-cell>
          <table:table-cell office:value-type="float" office:value="0.128611828964" calcext:value-type="float">
            <text:p>0.128611829</text:p>
          </table:table-cell>
          <table:table-cell office:value-type="float" office:value="0.1801847152" calcext:value-type="float">
            <text:p>0.1801847152</text:p>
          </table:table-cell>
          <table:table-cell office:value-type="float" office:value="0.239681303644" calcext:value-type="float">
            <text:p>0.23968130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umber of cells</text:p>
          </table:table-cell>
          <table:table-cell table:number-columns-repeated="5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ance between electrodes (m)</text:p>
          </table:table-cell>
          <table:table-cell table:number-columns-repeated="5" office:value-type="float" office:value="0.08" calcext:value-type="float">
            <text:p>0.0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ell size (m)</text:p>
          </table:table-cell>
          <table:table-cell table:number-columns-repeated="5" office:value-type="float" office:value="0.0003125" calcext:value-type="float">
            <text:p>0.00031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riving voltage (V)</text:p>
          </table:table-cell>
          <table:table-cell table:number-columns-repeated="5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gnetic field strength (T)</text:p>
          </table:table-cell>
          <table:table-cell office:value-type="float" office:value="0.0119999999999716" calcext:value-type="float">
            <text:p>0.012</text:p>
          </table:table-cell>
          <table:table-cell office:value-type="float" office:value="0.0120000000000301" calcext:value-type="float">
            <text:p>0.012</text:p>
          </table:table-cell>
          <table:table-cell office:value-type="float" office:value="0.0119999999999537" calcext:value-type="float">
            <text:p>0.012</text:p>
          </table:table-cell>
          <table:table-cell office:value-type="float" office:value="0.012000000000001" calcext:value-type="float">
            <text:p>0.012</text:p>
          </table:table-cell>
          <table:table-cell office:value-type="float" office:value="0.0119999999999806" calcext:value-type="float">
            <text:p>0.01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field0 x-component</text:p>
          </table:table-cell>
          <table:table-cell office:value-type="float" office:value="0.00410424171991" calcext:value-type="float">
            <text:p>0.0041042417</text:p>
          </table:table-cell>
          <table:table-cell office:value-type="float" office:value="0.00310582854123" calcext:value-type="float">
            <text:p>0.0031058285</text:p>
          </table:table-cell>
          <table:table-cell office:value-type="float" office:value="0.002083778132" calcext:value-type="float">
            <text:p>0.0020837781</text:p>
          </table:table-cell>
          <table:table-cell office:value-type="float" office:value="0.00167007721152" calcext:value-type="float">
            <text:p>0.0016700772</text:p>
          </table:table-cell>
          <table:table-cell office:value-type="float" office:value="0.00125434155921" calcext:value-type="float">
            <text:p>0.001254341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field1 y-component</text:p>
          </table:table-cell>
          <table:table-cell office:value-type="float" office:value="0.0112763114494" calcext:value-type="float">
            <text:p>0.0112763114</text:p>
          </table:table-cell>
          <table:table-cell office:value-type="float" office:value="0.0115911099155" calcext:value-type="float">
            <text:p>0.0115911099</text:p>
          </table:table-cell>
          <table:table-cell office:value-type="float" office:value="0.0118176930361" calcext:value-type="float">
            <text:p>0.011817693</text:p>
          </table:table-cell>
          <table:table-cell office:value-type="float" office:value="0.0118832168249" calcext:value-type="float">
            <text:p>0.0118832168</text:p>
          </table:table-cell>
          <table:table-cell office:value-type="float" office:value="0.0119342627444" calcext:value-type="float">
            <text:p>0.01193426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ngle with plates (degrees)</text:p>
          </table:table-cell>
          <table:table-cell office:value-type="float" office:value="20.0000000000593" calcext:value-type="float">
            <text:p>20.0000000001</text:p>
          </table:table-cell>
          <table:table-cell office:value-type="float" office:value="14.9999999999603" calcext:value-type="float">
            <text:p>15</text:p>
          </table:table-cell>
          <table:table-cell office:value-type="float" office:value="10.0000000000237" calcext:value-type="float">
            <text:p>10</text:p>
          </table:table-cell>
          <table:table-cell office:value-type="float" office:value="7.99999999999552" calcext:value-type="float">
            <text:p>8</text:p>
          </table:table-cell>
          <table:table-cell office:value-type="float" office:value="6.00000000000087" calcext:value-type="float">
            <text:p>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ime-step input (s)</text:p>
          </table:table-cell>
          <table:table-cell table:number-columns-repeated="5" table:style-name="ce2" office:value-type="float" office:value="0.0000000000230457227138643" calcext:value-type="float">
            <text:p>2.30E-1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diagnostic time-step (s)</text:p>
          </table:table-cell>
          <table:table-cell table:number-columns-repeated="5" table:style-name="ce2" office:value-type="float" office:value="0.00000000230457" calcext:value-type="float">
            <text:p>2.30E-0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twice inverse plasma frequency</text:p>
          </table:table-cell>
          <table:table-cell table:style-name="ce2" office:value-type="float" office:value="0.0000000008109390872576" calcext:value-type="float">
            <text:p>8.11E-10</text:p>
          </table:table-cell>
          <table:table-cell table:style-name="ce2" office:value-type="float" office:value="0.000000000526010854529294" calcext:value-type="float">
            <text:p>5.26E-10</text:p>
          </table:table-cell>
          <table:table-cell table:style-name="ce2" office:value-type="float" office:value="0.000000000403865773158721" calcext:value-type="float">
            <text:p>4.04E-10</text:p>
          </table:table-cell>
          <table:table-cell table:style-name="ce2" office:value-type="float" office:value="0.000000000356631591828946" calcext:value-type="float">
            <text:p>3.57E-10</text:p>
          </table:table-cell>
          <table:table-cell table:style-name="ce2" office:value-type="float" office:value="0.000000000348361312122586" calcext:value-type="float">
            <text:p>3.48E-1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as number density (m-3)</text:p>
          </table:table-cell>
          <table:table-cell table:number-columns-repeated="5" table:style-name="ce2" office:value-type="float" office:value="2.41432434472E+021" calcext:value-type="float">
            <text:p>2.41E+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as temperature (K)</text:p>
          </table:table-cell>
          <table:table-cell table:number-columns-repeated="5"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gas pressure (Pa)</text:p>
          </table:table-cell>
          <table:table-cell table:number-columns-repeated="5" office:value-type="float" office:value="9.9953027871408" calcext:value-type="float">
            <text:p>9.99530278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tal number of superparticles (ions &amp; e) </text:p>
          </table:table-cell>
          <table:table-cell table:number-columns-repeated="5" office:value-type="float" office:value="32768" calcext:value-type="float">
            <text:p>3276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rticle weighting</text:p>
          </table:table-cell>
          <table:table-cell table:number-columns-repeated="5" office:value-type="float" office:value="250000000000" calcext:value-type="float">
            <text:p>25000000000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number of RF cycles 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20000" calcext:value-type="float">
            <text:p>200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Electron gyro-frequency (Hz)</text:p>
          </table:table-cell>
          <table:table-cell office:value-type="float" office:value="2110472008.77657" calcext:value-type="float">
            <text:p>2110472008.77657</text:p>
          </table:table-cell>
          <table:table-cell office:value-type="float" office:value="2110472008.78684" calcext:value-type="float">
            <text:p>2110472008.78684</text:p>
          </table:table-cell>
          <table:table-cell office:value-type="float" office:value="2110472008.77341" calcext:value-type="float">
            <text:p>2110472008.77341</text:p>
          </table:table-cell>
          <table:table-cell office:value-type="float" office:value="2110472008.78174" calcext:value-type="float">
            <text:p>2110472008.78174</text:p>
          </table:table-cell>
          <table:table-cell office:value-type="float" office:value="2110472008.77815" calcext:value-type="float">
            <text:p>2110472008.7781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Ion gyro-frequnecy (Hz)</text:p>
          </table:table-cell>
          <table:table-cell office:value-type="float" office:value="288251.874062287" calcext:value-type="float">
            <text:p>288251.874062287</text:p>
          </table:table-cell>
          <table:table-cell office:value-type="float" office:value="288251.87406369" calcext:value-type="float">
            <text:p>288251.87406369</text:p>
          </table:table-cell>
          <table:table-cell office:value-type="float" office:value="288251.874061855" calcext:value-type="float">
            <text:p>288251.874061855</text:p>
          </table:table-cell>
          <table:table-cell office:value-type="float" office:value="288251.874062993" calcext:value-type="float">
            <text:p>288251.874062993</text:p>
          </table:table-cell>
          <table:table-cell office:value-type="float" office:value="288251.874062503" calcext:value-type="float">
            <text:p>288251.87406250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lasma frequency (Hz) = </text:p>
          </table:table-cell>
          <table:table-cell office:value-type="float" office:value="2466276482.93969" calcext:value-type="float">
            <text:p>2466276482.93969</text:p>
          </table:table-cell>
          <table:table-cell office:value-type="float" office:value="3802202906.61058" calcext:value-type="float">
            <text:p>3802202906.61058</text:p>
          </table:table-cell>
          <table:table-cell office:value-type="float" office:value="4952140371.68233" calcext:value-type="float">
            <text:p>4952140371.68233</text:p>
          </table:table-cell>
          <table:table-cell office:value-type="float" office:value="5608028132.73838" calcext:value-type="float">
            <text:p>5608028132.73838</text:p>
          </table:table-cell>
          <table:table-cell office:value-type="float" office:value="5741165653.02239" calcext:value-type="float">
            <text:p>5741165653.0223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lectron thermal gyroradius (m)</text:p>
          </table:table-cell>
          <table:table-cell office:value-type="float" office:value="0.000455001956321" calcext:value-type="float">
            <text:p>0.000455002</text:p>
          </table:table-cell>
          <table:table-cell office:value-type="float" office:value="0.000446873285088" calcext:value-type="float">
            <text:p>0.0004468733</text:p>
          </table:table-cell>
          <table:table-cell office:value-type="float" office:value="0.000457413464071" calcext:value-type="float">
            <text:p>0.0004574135</text:p>
          </table:table-cell>
          <table:table-cell office:value-type="float" office:value="0.000460310963485" calcext:value-type="float">
            <text:p>0.000460311</text:p>
          </table:table-cell>
          <table:table-cell office:value-type="float" office:value="0.000466516615597" calcext:value-type="float">
            <text:p>0.000466516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on thermal gyroradius (m)</text:p>
          </table:table-cell>
          <table:table-cell office:value-type="float" office:value="0.00271315879513" calcext:value-type="float">
            <text:p>0.0027131588</text:p>
          </table:table-cell>
          <table:table-cell office:value-type="float" office:value="0.00438775022801" calcext:value-type="float">
            <text:p>0.0043877502</text:p>
          </table:table-cell>
          <table:table-cell office:value-type="float" office:value="0.00609728726307" calcext:value-type="float">
            <text:p>0.0060972873</text:p>
          </table:table-cell>
          <table:table-cell office:value-type="float" office:value="0.0072169745402" calcext:value-type="float">
            <text:p>0.0072169745</text:p>
          </table:table-cell>
          <table:table-cell office:value-type="float" office:value="0.00832363980646" calcext:value-type="float">
            <text:p>0.008323639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lectron thermal speed (m/s)</text:p>
          </table:table-cell>
          <table:table-cell office:value-type="float" office:value="960268.892754" calcext:value-type="float">
            <text:p>960268.892754</text:p>
          </table:table-cell>
          <table:table-cell office:value-type="float" office:value="943113.559654" calcext:value-type="float">
            <text:p>943113.559654</text:p>
          </table:table-cell>
          <table:table-cell office:value-type="float" office:value="965358.312359" calcext:value-type="float">
            <text:p>965358.312359</text:p>
          </table:table-cell>
          <table:table-cell office:value-type="float" office:value="971473.40377" calcext:value-type="float">
            <text:p>971473.40377</text:p>
          </table:table-cell>
          <table:table-cell office:value-type="float" office:value="984570.258848" calcext:value-type="float">
            <text:p>984570.258848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on thermal speed (m/s)</text:p>
          </table:table-cell>
          <table:table-cell office:value-type="float" office:value="782.073107326" calcext:value-type="float">
            <text:p>782.073107326</text:p>
          </table:table-cell>
          <table:table-cell office:value-type="float" office:value="1264.77722615" calcext:value-type="float">
            <text:p>1264.77722615</text:p>
          </table:table-cell>
          <table:table-cell office:value-type="float" office:value="1757.55448027" calcext:value-type="float">
            <text:p>1757.55448027</text:p>
          </table:table-cell>
          <table:table-cell office:value-type="float" office:value="2080.30643628" calcext:value-type="float">
            <text:p>2080.30643628</text:p>
          </table:table-cell>
          <table:table-cell office:value-type="float" office:value="2399.30477323" calcext:value-type="float">
            <text:p>2399.30477323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lasma potential midplane (V)</text:p>
          </table:table-cell>
          <table:table-cell office:value-type="float" office:value="59.7261328437" calcext:value-type="float">
            <text:p>59.7261328437</text:p>
          </table:table-cell>
          <table:table-cell office:value-type="float" office:value="51.5973419375" calcext:value-type="float">
            <text:p>51.5973419375</text:p>
          </table:table-cell>
          <table:table-cell office:value-type="float" office:value="47.7207310719" calcext:value-type="float">
            <text:p>47.7207310719</text:p>
          </table:table-cell>
          <table:table-cell office:value-type="float" office:value="42.7800738" calcext:value-type="float">
            <text:p>42.7800738</text:p>
          </table:table-cell>
          <table:table-cell office:value-type="float" office:value="37.2403862531" calcext:value-type="float">
            <text:p>37.240386253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loating potential (V) </text:p>
          </table:table-cell>
          <table:table-cell office:value-type="float" office:value="10.074799" calcext:value-type="float">
            <text:p>10.074799</text:p>
          </table:table-cell>
          <table:table-cell office:value-type="float" office:value="-4.81890799999999" calcext:value-type="float">
            <text:p>-4.818908</text:p>
          </table:table-cell>
          <table:table-cell office:value-type="float" office:value="-17.814789" calcext:value-type="float">
            <text:p>-17.814789</text:p>
          </table:table-cell>
          <table:table-cell office:value-type="float" office:value="-26.734184" calcext:value-type="float">
            <text:p>-26.734184</text:p>
          </table:table-cell>
          <table:table-cell office:value-type="float" office:value="-33.052261" calcext:value-type="float">
            <text:p>-33.05226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Line average electron density </text:p>
          </table:table-cell>
          <table:table-cell table:style-name="ce3" office:value-type="float" office:value="1292297922710000" calcext:value-type="float">
            <text:p>1.29E+15</text:p>
          </table:table-cell>
          <table:table-cell table:style-name="ce3" office:value-type="float" office:value="3566466084370000" calcext:value-type="float">
            <text:p>3.57E+15</text:p>
          </table:table-cell>
          <table:table-cell table:style-name="ce3" office:value-type="float" office:value="6153343570160000" calcext:value-type="float">
            <text:p>6.15E+15</text:p>
          </table:table-cell>
          <table:table-cell table:style-name="ce3" office:value-type="float" office:value="7941253457520000" calcext:value-type="float">
            <text:p>7.94E+15</text:p>
          </table:table-cell>
          <table:table-cell table:style-name="ce3" office:value-type="float" office:value="8625900140620001" calcext:value-type="float">
            <text:p>8.63E+15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ine average ion density </text:p>
          </table:table-cell>
          <table:table-cell table:style-name="ce2" office:value-type="float" office:value="1314789249250000" calcext:value-type="float">
            <text:p>1.31E+15</text:p>
          </table:table-cell>
          <table:table-cell table:style-name="ce2" office:value-type="float" office:value="3597153213690000" calcext:value-type="float">
            <text:p>3.60E+15</text:p>
          </table:table-cell>
          <table:table-cell table:style-name="ce2" office:value-type="float" office:value="6191427336670000" calcext:value-type="float">
            <text:p>6.19E+15</text:p>
          </table:table-cell>
          <table:table-cell table:style-name="ce2" office:value-type="float" office:value="7981966321290000" calcext:value-type="float">
            <text:p>7.98E+15</text:p>
          </table:table-cell>
          <table:table-cell table:style-name="ce2" office:value-type="float" office:value="8666633311089999" calcext:value-type="float">
            <text:p>8.67E+15</text:p>
          </table:table-cell>
          <table:table-cell office:value-type="float" office:value="18009749552.4" calcext:value-type="float">
            <text:p>18009749552.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ine average electron power </text:p>
          </table:table-cell>
          <table:table-cell office:value-type="float" office:value="1809.98240334" calcext:value-type="float">
            <text:p>1809.98240334</text:p>
          </table:table-cell>
          <table:table-cell office:value-type="float" office:value="2027.5493087" calcext:value-type="float">
            <text:p>2027.5493087</text:p>
          </table:table-cell>
          <table:table-cell office:value-type="float" office:value="3469.38078597" calcext:value-type="float">
            <text:p>3469.38078597</text:p>
          </table:table-cell>
          <table:table-cell office:value-type="float" office:value="4000.30144628" calcext:value-type="float">
            <text:p>4000.30144628</text:p>
          </table:table-cell>
          <table:table-cell office:value-type="float" office:value="3071.61193023" calcext:value-type="float">
            <text:p>3071.611930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ine average ion power </text:p>
          </table:table-cell>
          <table:table-cell office:value-type="float" office:value="775.882638566" calcext:value-type="float">
            <text:p>775.882638566</text:p>
          </table:table-cell>
          <table:table-cell office:value-type="float" office:value="2125.07554926" calcext:value-type="float">
            <text:p>2125.07554926</text:p>
          </table:table-cell>
          <table:table-cell office:value-type="float" office:value="3646.27564734" calcext:value-type="float">
            <text:p>3646.27564734</text:p>
          </table:table-cell>
          <table:table-cell office:value-type="float" office:value="4435.51964045" calcext:value-type="float">
            <text:p>4435.51964045</text:p>
          </table:table-cell>
          <table:table-cell office:value-type="float" office:value="4726.96109218" calcext:value-type="float">
            <text:p>4726.96109218</text:p>
          </table:table-cell>
          <table:table-cell table:style-name="ce2" office:value-type="float" office:value="0.0000197762975731" calcext:value-type="float">
            <text:p>1.98E-0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Real impedance </text:p>
          </table:table-cell>
          <table:table-cell table:style-name="ce1" office:value-type="float" office:value="5.30584993513" calcext:value-type="float">
            <text:p>5.3058499351</text:p>
          </table:table-cell>
          <table:table-cell table:style-name="ce1" office:value-type="float" office:value="3.47449064704" calcext:value-type="float">
            <text:p>3.474490647</text:p>
          </table:table-cell>
          <table:table-cell table:style-name="ce1" office:value-type="float" office:value="4.16049391806" calcext:value-type="float">
            <text:p>4.1604939181</text:p>
          </table:table-cell>
          <table:table-cell table:style-name="ce1" office:value-type="float" office:value="4.75604067461" calcext:value-type="float">
            <text:p>4.7560406746</text:p>
          </table:table-cell>
          <table:table-cell table:style-name="ce1" office:value-type="float" office:value="6.0609916666" calcext:value-type="float">
            <text:p>6.0609916666</text:p>
          </table:table-cell>
          <table:table-cell table:style-name="ce1" office:value-type="float" office:value="2.08848312116" calcext:value-type="float">
            <text:p>2.088483121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Imaginary impedance </text:p>
          </table:table-cell>
          <table:table-cell table:style-name="ce1" office:value-type="float" office:value="-9.86621591306" calcext:value-type="float">
            <text:p>-9.8662159131</text:p>
          </table:table-cell>
          <table:table-cell table:style-name="ce1" office:value-type="float" office:value="-6.16935311108" calcext:value-type="float">
            <text:p>-6.1693531111</text:p>
          </table:table-cell>
          <table:table-cell table:style-name="ce1" office:value-type="float" office:value="-4.30851488887" calcext:value-type="float">
            <text:p>-4.3085148889</text:p>
          </table:table-cell>
          <table:table-cell table:style-name="ce1" office:value-type="float" office:value="-3.54627184049" calcext:value-type="float">
            <text:p>-3.5462718405</text:p>
          </table:table-cell>
          <table:table-cell table:style-name="ce1" office:value-type="float" office:value="-3.25646113286" calcext:value-type="float">
            <text:p>-3.2564611329</text:p>
          </table:table-cell>
          <table:table-cell table:style-name="ce1" office:value-type="float" office:value="-113.17417434" calcext:value-type="float">
            <text:p>-113.1741743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H Lieberman model </text:p>
          </table:table-cell>
          <table:table-cell office:value-type="float" office:value="1.10894026548" calcext:value-type="float">
            <text:p>1.1089402655</text:p>
          </table:table-cell>
          <table:table-cell office:value-type="float" office:value="1.26044720552" calcext:value-type="float">
            <text:p>1.2604472055</text:p>
          </table:table-cell>
          <table:table-cell office:value-type="float" office:value="1.21512043979" calcext:value-type="float">
            <text:p>1.2151204398</text:p>
          </table:table-cell>
          <table:table-cell office:value-type="float" office:value="1.16532231213" calcext:value-type="float">
            <text:p>1.1653223121</text:p>
          </table:table-cell>
          <table:table-cell office:value-type="float" office:value="0.961119231379" calcext:value-type="float">
            <text:p>0.96111923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H Turner-Chabert model </text:p>
          </table:table-cell>
          <table:table-cell office:value-type="float" office:value="1.61265664254" calcext:value-type="float">
            <text:p>1.6126566425</text:p>
          </table:table-cell>
          <table:table-cell office:value-type="float" office:value="1.81998905822" calcext:value-type="float">
            <text:p>1.8199890582</text:p>
          </table:table-cell>
          <table:table-cell office:value-type="float" office:value="1.78164699507" calcext:value-type="float">
            <text:p>1.7816469951</text:p>
          </table:table-cell>
          <table:table-cell office:value-type="float" office:value="1.71214102582" calcext:value-type="float">
            <text:p>1.7121410258</text:p>
          </table:table-cell>
          <table:table-cell office:value-type="float" office:value="1.48025006215" calcext:value-type="float">
            <text:p>1.480250062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table:style-name="ce4"/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/>
          <table:table-cell table:style-name="ce4"/>
          <table:table-cell table:number-columns-repeated="5"/>
        </table:table-row>
      </table:table>
      <table:table table:name="14.97Pa" table:style-name="ta2"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Magnetic field angle ( rads )</text:p>
          </table:table-cell>
          <table:table-cell office:value-type="float" office:value="1.221730476395" calcext:value-type="float">
            <text:p>1.2217304764</text:p>
          </table:table-cell>
          <table:table-cell/>
          <table:table-cell office:value-type="float" office:value="1.39626340159505" calcext:value-type="float">
            <text:p>1.3962634016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gnetic field angle ( degrees )</text:p>
          </table:table-cell>
          <table:table-cell table:style-name="ce1" office:value-type="float" office:value="69.9999999999407" calcext:value-type="float">
            <text:p>69.9999999999</text:p>
          </table:table-cell>
          <table:table-cell table:style-name="ce1"/>
          <table:table-cell table:style-name="ce1" office:value-type="float" office:value="79.9999999999763" calcext:value-type="float">
            <text:p>80</text:p>
          </table:table-cell>
          <table:table-cell table:style-name="ce1" table:number-columns-repeated="2"/>
          <table:table-cell table:style-name="ce1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<text:s/>RF current amplitude ( A / m^2 )</text:p>
          </table:table-cell>
          <table:table-cell office:value-type="float" office:value="9.60082459888" calcext:value-type="float">
            <text:p>9.6008245989</text:p>
          </table:table-cell>
          <table:table-cell/>
          <table:table-cell office:value-type="float" office:value="8.44513752831" calcext:value-type="float">
            <text:p>8.4451375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 current ( A / m^2 )</text:p>
          </table:table-cell>
          <table:table-cell office:value-type="float" office:value="0.498078302279" calcext:value-type="float">
            <text:p>0.4980783023</text:p>
          </table:table-cell>
          <table:table-cell/>
          <table:table-cell office:value-type="float" office:value="0.696033796839" calcext:value-type="float">
            <text:p>0.69603379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sheath voltage (V)</text:p>
          </table:table-cell>
          <table:table-cell office:value-type="float" office:value="100.262403941" calcext:value-type="float">
            <text:p>100.262403941</text:p>
          </table:table-cell>
          <table:table-cell/>
          <table:table-cell office:value-type="float" office:value="65.7448438475" calcext:value-type="float">
            <text:p>65.74484384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 sheath voltage (V)</text:p>
          </table:table-cell>
          <table:table-cell office:value-type="float" office:value="49.3801254808" calcext:value-type="float">
            <text:p>49.3801254808</text:p>
          </table:table-cell>
          <table:table-cell/>
          <table:table-cell office:value-type="float" office:value="34.1509173949" calcext:value-type="float">
            <text:p>34.15091739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sheath width (CC) (m)</text:p>
          </table:table-cell>
          <table:table-cell office:value-type="float" office:value="0.00553707045023" calcext:value-type="float">
            <text:p>0.0055370705</text:p>
          </table:table-cell>
          <table:table-cell/>
          <table:table-cell office:value-type="float" office:value="0.0037891233886" calcext:value-type="float">
            <text:p>0.0037891234</text:p>
          </table:table-cell>
          <table:table-cell table:number-columns-repeated="2"/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Mean sheath width (CC) (m)</text:p>
          </table:table-cell>
          <table:table-cell office:value-type="float" office:value="0.00391509918718" calcext:value-type="float">
            <text:p>0.0039150992</text:p>
          </table:table-cell>
          <table:table-cell/>
          <table:table-cell office:value-type="float" office:value="0.00269901325715" calcext:value-type="float">
            <text:p>0.0026990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T_e in the midplane (J)</text:p>
          </table:table-cell>
          <table:table-cell table:style-name="ce2" office:value-type="float" office:value="8.04628791875E-019" calcext:value-type="float">
            <text:p>8.05E-19</text:p>
          </table:table-cell>
          <table:table-cell/>
          <table:table-cell table:style-name="ce2" office:value-type="float" office:value="8.359809775E-019" calcext:value-type="float">
            <text:p>8.36E-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 density at sheath edge (CC) (m^-3)</text:p>
          </table:table-cell>
          <table:table-cell table:style-name="ce2" office:value-type="float" office:value="539277618511000" calcext:value-type="float">
            <text:p>5.39E+14</text:p>
          </table:table-cell>
          <table:table-cell/>
          <table:table-cell table:style-name="ce2" office:value-type="float" office:value="670191081901000" calcext:value-type="float">
            <text:p>6.70E+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sheath width (BC) (m)</text:p>
          </table:table-cell>
          <table:table-cell office:value-type="float" office:value="0.00254547749255" calcext:value-type="float">
            <text:p>0.0025454775</text:p>
          </table:table-cell>
          <table:table-cell/>
          <table:table-cell office:value-type="float" office:value="0.00177453664254" calcext:value-type="float">
            <text:p>0.0017745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 density at sheath edge (BC) (m^-3)</text:p>
          </table:table-cell>
          <table:table-cell table:style-name="ce2" office:value-type="float" office:value="253489491324000" calcext:value-type="float">
            <text:p>2.53E+14</text:p>
          </table:table-cell>
          <table:table-cell/>
          <table:table-cell table:style-name="ce2" office:value-type="float" office:value="367115140380000" calcext:value-type="float">
            <text:p>3.67E+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 density at sheath edge (Ion) (m^-3)</text:p>
          </table:table-cell>
          <table:table-cell table:style-name="ce2" office:value-type="float" office:value="283038835130000" calcext:value-type="float">
            <text:p>2.83E+14</text:p>
          </table:table-cell>
          <table:table-cell/>
          <table:table-cell table:style-name="ce2" office:value-type="float" office:value="388041629608000" calcext:value-type="float">
            <text:p>3.88E+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x sheath width (Ion) (m)</text:p>
          </table:table-cell>
          <table:table-cell office:value-type="float" office:value="0.00309034812639" calcext:value-type="float">
            <text:p>0.0030903481</text:p>
          </table:table-cell>
          <table:table-cell/>
          <table:table-cell office:value-type="float" office:value="0.00198208432972" calcext:value-type="float">
            <text:p>0.00198208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_b (m/s)</text:p>
          </table:table-cell>
          <table:table-cell office:value-type="float" office:value="10983.351118" calcext:value-type="float">
            <text:p>10983.351118</text:p>
          </table:table-cell>
          <table:table-cell/>
          <table:table-cell office:value-type="float" office:value="11195.2882672" calcext:value-type="float">
            <text:p>11195.28826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_i ion mass (kg)</text:p>
          </table:table-cell>
          <table:table-cell table:style-name="ce2" office:value-type="float" office:value="6.67E-027" calcext:value-type="float">
            <text:p>6.67E-27</text:p>
          </table:table-cell>
          <table:table-cell/>
          <table:table-cell table:style-name="ce2" office:value-type="float" office:value="6.67E-027" calcext:value-type="float">
            <text:p>6.67E-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da_d Debye length (m)</text:p>
          </table:table-cell>
          <table:table-cell office:value-type="float" office:value="0.000717379946898" calcext:value-type="float">
            <text:p>0.0007173799</text:p>
          </table:table-cell>
          <table:table-cell/>
          <table:table-cell office:value-type="float" office:value="0.000655928530777" calcext:value-type="float">
            <text:p>0.0006559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_midplane (m^-3)</text:p>
          </table:table-cell>
          <table:table-cell table:style-name="ce2" office:value-type="float" office:value="2251835356250000" calcext:value-type="float">
            <text:p>2.25E+15</text:p>
          </table:table-cell>
          <table:table-cell/>
          <table:table-cell table:style-name="ce2" office:value-type="float" office:value="2962314831250000" calcext:value-type="float">
            <text:p>2.96E+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i_midplane (m^-3)</text:p>
          </table:table-cell>
          <table:table-cell table:style-name="ce2" office:value-type="float" office:value="2251929440620000" calcext:value-type="float">
            <text:p>2.25E+15</text:p>
          </table:table-cell>
          <table:table-cell/>
          <table:table-cell table:style-name="ce2" office:value-type="float" office:value="2960470965620000" calcext:value-type="float">
            <text:p>2.96E+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_mid_eV (eV)</text:p>
          </table:table-cell>
          <table:table-cell office:value-type="float" office:value="5.02265163468" calcext:value-type="float">
            <text:p>5.0226516347</text:p>
          </table:table-cell>
          <table:table-cell/>
          <table:table-cell office:value-type="float" office:value="5.21835816167" calcext:value-type="float">
            <text:p>5.21835816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_mid_eV (eV)</text:p>
          </table:table-cell>
          <table:table-cell office:value-type="float" office:value="0.0258108040925" calcext:value-type="float">
            <text:p>0.0258108041</text:p>
          </table:table-cell>
          <table:table-cell/>
          <table:table-cell office:value-type="float" office:value="0.026268818274" calcext:value-type="float">
            <text:p>0.0262688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cells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ce between electrodes (m)</text:p>
          </table:table-cell>
          <table:table-cell office:value-type="float" office:value="0.08" calcext:value-type="float">
            <text:p>0.08</text:p>
          </table:table-cell>
          <table:table-cell/>
          <table:table-cell office:value-type="float" office:value="0.08" calcext:value-type="float">
            <text:p>0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 size (m)</text:p>
          </table:table-cell>
          <table:table-cell office:value-type="float" office:value="0.0003125" calcext:value-type="float">
            <text:p>0.0003125</text:p>
          </table:table-cell>
          <table:table-cell/>
          <table:table-cell office:value-type="float" office:value="0.0003125" calcext:value-type="float">
            <text:p>0.0003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ing voltage (V)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gnetic field strength (T)</text:p>
          </table:table-cell>
          <table:table-cell office:value-type="float" office:value="0.0119999999999716" calcext:value-type="float">
            <text:p>0.012</text:p>
          </table:table-cell>
          <table:table-cell/>
          <table:table-cell office:value-type="float" office:value="0.0119999999999537" calcext:value-type="float">
            <text:p>0.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ield0 x-component</text:p>
          </table:table-cell>
          <table:table-cell office:value-type="float" office:value="0.00410424171991" calcext:value-type="float">
            <text:p>0.0041042417</text:p>
          </table:table-cell>
          <table:table-cell/>
          <table:table-cell office:value-type="float" office:value="0.002083778132" calcext:value-type="float">
            <text:p>0.00208377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ield1 y-component</text:p>
          </table:table-cell>
          <table:table-cell office:value-type="float" office:value="0.0112763114494" calcext:value-type="float">
            <text:p>0.0112763114</text:p>
          </table:table-cell>
          <table:table-cell/>
          <table:table-cell office:value-type="float" office:value="0.0118176930361" calcext:value-type="float">
            <text:p>0.0118176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with plates (degrees)</text:p>
          </table:table-cell>
          <table:table-cell office:value-type="float" office:value="20.0000000000593" calcext:value-type="float">
            <text:p>20.0000000001</text:p>
          </table:table-cell>
          <table:table-cell/>
          <table:table-cell office:value-type="float" office:value="10.0000000000237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-step input (s)</text:p>
          </table:table-cell>
          <table:table-cell table:style-name="ce2" office:value-type="float" office:value="0.0000000000230457227138643" calcext:value-type="float">
            <text:p>2.30E-11</text:p>
          </table:table-cell>
          <table:table-cell/>
          <table:table-cell table:style-name="ce2" office:value-type="float" office:value="0.0000000000230457227138643" calcext:value-type="float">
            <text:p>2.30E-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agnostic time-step (s)</text:p>
          </table:table-cell>
          <table:table-cell table:style-name="ce2" office:value-type="float" office:value="0.00000000230457" calcext:value-type="float">
            <text:p>2.30E-09</text:p>
          </table:table-cell>
          <table:table-cell/>
          <table:table-cell table:style-name="ce2" office:value-type="float" office:value="0.00000000230457" calcext:value-type="float">
            <text:p>2.30E-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ice inverse plasma frequency</text:p>
          </table:table-cell>
          <table:table-cell table:style-name="ce2" office:value-type="float" office:value="0.000000000747099616678238" calcext:value-type="float">
            <text:p>7.47E-10</text:p>
          </table:table-cell>
          <table:table-cell/>
          <table:table-cell table:style-name="ce2" office:value-type="float" office:value="0.000000000651375206697082" calcext:value-type="float">
            <text:p>6.51E-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number density (m-3)</text:p>
          </table:table-cell>
          <table:table-cell table:style-name="ce2" office:value-type="float" office:value="3.55E+021" calcext:value-type="float">
            <text:p>3.55E+21</text:p>
          </table:table-cell>
          <table:table-cell/>
          <table:table-cell table:style-name="ce2" office:value-type="float" office:value="3.55E+021" calcext:value-type="float">
            <text:p>3.55E+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temperature (K)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s pressure (Pa)</text:p>
          </table:table-cell>
          <table:table-cell office:value-type="float" office:value="14.697" calcext:value-type="float">
            <text:p>14.697</text:p>
          </table:table-cell>
          <table:table-cell/>
          <table:table-cell office:value-type="float" office:value="14.697" calcext:value-type="float">
            <text:p>14.6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number of superparticles (ions &amp; e) 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float" office:value="32768" calcext:value-type="float">
            <text:p>327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ticle weighting</text:p>
          </table:table-cell>
          <table:table-cell office:value-type="float" office:value="250000000000" calcext:value-type="float">
            <text:p>250000000000</text:p>
          </table:table-cell>
          <table:table-cell/>
          <table:table-cell office:value-type="float" office:value="250000000000" calcext:value-type="float">
            <text:p>2500000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mber of RF cycles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 gyro-frequency (Hz)</text:p>
          </table:table-cell>
          <table:table-cell office:value-type="float" office:value="2110472008.77657" calcext:value-type="float">
            <text:p>2110472008.77657</text:p>
          </table:table-cell>
          <table:table-cell/>
          <table:table-cell office:value-type="float" office:value="2110472008.77341" calcext:value-type="float">
            <text:p>2110472008.77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 gyro-frequnecy (Hz)</text:p>
          </table:table-cell>
          <table:table-cell office:value-type="float" office:value="288251.874062287" calcext:value-type="float">
            <text:p>288251.874062287</text:p>
          </table:table-cell>
          <table:table-cell/>
          <table:table-cell office:value-type="float" office:value="288251.874061855" calcext:value-type="float">
            <text:p>288251.8740618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ma frequency (Hz) = </text:p>
          </table:table-cell>
          <table:table-cell office:value-type="float" office:value="2677019175.69229" calcext:value-type="float">
            <text:p>2677019175.69229</text:p>
          </table:table-cell>
          <table:table-cell/>
          <table:table-cell office:value-type="float" office:value="3070426966.57333" calcext:value-type="float">
            <text:p>3070426966.57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 thermal gyroradius (m)</text:p>
          </table:table-cell>
          <table:table-cell office:value-type="float" office:value="0.000445306464107" calcext:value-type="float">
            <text:p>0.0004453065</text:p>
          </table:table-cell>
          <table:table-cell/>
          <table:table-cell office:value-type="float" office:value="0.00045389919519" calcext:value-type="float">
            <text:p>0.00045389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 thermal gyroradius (m)</text:p>
          </table:table-cell>
          <table:table-cell office:value-type="float" office:value="0.00273147334375" calcext:value-type="float">
            <text:p>0.0027314733</text:p>
          </table:table-cell>
          <table:table-cell/>
          <table:table-cell office:value-type="float" office:value="0.00275560184867" calcext:value-type="float">
            <text:p>0.0027556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on thermal speed (m/s)</text:p>
          </table:table-cell>
          <table:table-cell office:value-type="float" office:value="939806.827826" calcext:value-type="float">
            <text:p>939806.827826</text:p>
          </table:table-cell>
          <table:table-cell/>
          <table:table-cell office:value-type="float" office:value="957941.546253" calcext:value-type="float">
            <text:p>957941.546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 thermal speed (m/s)</text:p>
          </table:table-cell>
          <table:table-cell office:value-type="float" office:value="787.352310287" calcext:value-type="float">
            <text:p>787.352310287</text:p>
          </table:table-cell>
          <table:table-cell/>
          <table:table-cell office:value-type="float" office:value="794.307397048" calcext:value-type="float">
            <text:p>794.3073970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sma potential midplane (V)</text:p>
          </table:table-cell>
          <table:table-cell office:value-type="float" office:value="56.8185023781" calcext:value-type="float">
            <text:p>56.8185023781</text:p>
          </table:table-cell>
          <table:table-cell/>
          <table:table-cell office:value-type="float" office:value="41.8565459406" calcext:value-type="float">
            <text:p>41.85654594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oating potential (V) </text:p>
          </table:table-cell>
          <table:table-cell office:value-type="float" office:value="6.471019" calcext:value-type="float">
            <text:p>6.471019</text:p>
          </table:table-cell>
          <table:table-cell/>
          <table:table-cell office:value-type="float" office:value="-11.418434" calcext:value-type="float">
            <text:p>-11.41843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e average electron density </text:p>
          </table:table-cell>
          <table:table-cell table:style-name="ce3" office:value-type="float" office:value="1.56598512215E+015" calcext:value-type="float">
            <text:p>1.57E+15</text:p>
          </table:table-cell>
          <table:table-cell table:style-name="ce1"/>
          <table:table-cell table:style-name="ce3" office:value-type="float" office:value="2186060480240000" calcext:value-type="float">
            <text:p>2.19E+15</text:p>
          </table:table-cell>
          <table:table-cell table:style-name="ce1" table:number-columns-repeated="2"/>
          <table:table-cell table:style-name="ce3" office:value-type="float" office:value="123265218562000" calcext:value-type="float">
            <text:p>1.23E+14</text:p>
          </table:table-cell>
        </table:table-row>
        <table:table-row table:style-name="ro1">
          <table:table-cell office:value-type="string" calcext:value-type="string">
            <text:p>Line average ion density </text:p>
          </table:table-cell>
          <table:table-cell table:style-name="ce2" office:value-type="float" office:value="1.59012461723E+015" calcext:value-type="float">
            <text:p>1.59E+15</text:p>
          </table:table-cell>
          <table:table-cell/>
          <table:table-cell table:style-name="ce2" office:value-type="float" office:value="2210037362680000" calcext:value-type="float">
            <text:p>2.21E+15</text:p>
          </table:table-cell>
          <table:table-cell table:number-columns-repeated="2"/>
          <table:table-cell table:style-name="ce2" office:value-type="float" office:value="127520554310000" calcext:value-type="float">
            <text:p>1.28E+14</text:p>
          </table:table-cell>
        </table:table-row>
        <table:table-row table:style-name="ro1">
          <table:table-cell office:value-type="string" calcext:value-type="string">
            <text:p>Line average electron power </text:p>
          </table:table-cell>
          <table:table-cell office:value-type="float" office:value="2173.29202586" calcext:value-type="float">
            <text:p>2173.29202586</text:p>
          </table:table-cell>
          <table:table-cell/>
          <table:table-cell office:value-type="float" office:value="3494.87831261" calcext:value-type="float">
            <text:p>3494.87831261</text:p>
          </table:table-cell>
          <table:table-cell table:number-columns-repeated="2"/>
          <table:table-cell office:value-type="float" office:value="213.120022591" calcext:value-type="float">
            <text:p>213.120022591</text:p>
          </table:table-cell>
        </table:table-row>
        <table:table-row table:style-name="ro1">
          <table:table-cell office:value-type="string" calcext:value-type="string">
            <text:p>Line average ion power </text:p>
          </table:table-cell>
          <table:table-cell office:value-type="float" office:value="734.825353985" calcext:value-type="float">
            <text:p>734.825353985</text:p>
          </table:table-cell>
          <table:table-cell/>
          <table:table-cell office:value-type="float" office:value="757.176532108" calcext:value-type="float">
            <text:p>757.176532108</text:p>
          </table:table-cell>
          <table:table-cell table:number-columns-repeated="2"/>
          <table:table-cell office:value-type="float" office:value="12.8456008177" calcext:value-type="float">
            <text:p>12.8456008177</text:p>
          </table:table-cell>
        </table:table-row>
        <table:table-row table:style-name="ro1">
          <table:table-cell table:style-name="ce1" office:value-type="string" calcext:value-type="string">
            <text:p>Real impedance </text:p>
          </table:table-cell>
          <table:table-cell table:style-name="ce1" office:value-type="float" office:value="5.5786185063" calcext:value-type="float">
            <text:p>5.5786185063</text:p>
          </table:table-cell>
          <table:table-cell table:style-name="ce1"/>
          <table:table-cell table:style-name="ce1" office:value-type="float" office:value="9.67629805326" calcext:value-type="float">
            <text:p>9.6762980533</text:p>
          </table:table-cell>
          <table:table-cell table:style-name="ce1" table:number-columns-repeated="2"/>
          <table:table-cell table:style-name="ce1" office:value-type="float" office:value="35.9344105409" calcext:value-type="float">
            <text:p>35.9344105409</text:p>
          </table:table-cell>
        </table:table-row>
        <table:table-row table:style-name="ro1">
          <table:table-cell table:style-name="ce1" office:value-type="string" calcext:value-type="string">
            <text:p>Imaginary impedance </text:p>
          </table:table-cell>
          <table:table-cell table:style-name="ce1" office:value-type="float" office:value="-9.30654247688" calcext:value-type="float">
            <text:p>-9.3065424769</text:p>
          </table:table-cell>
          <table:table-cell table:style-name="ce1"/>
          <table:table-cell table:style-name="ce1" office:value-type="float" office:value="-6.9757836578" calcext:value-type="float">
            <text:p>-6.9757836578</text:p>
          </table:table-cell>
          <table:table-cell table:style-name="ce1" table:number-columns-repeated="2"/>
          <table:table-cell table:style-name="ce1" office:value-type="float" office:value="-90.9929562707" calcext:value-type="float">
            <text:p>-90.9929562707</text:p>
          </table:table-cell>
        </table:table-row>
        <table:table-row table:style-name="ro1">
          <table:table-cell office:value-type="string" calcext:value-type="string">
            <text:p>H Lieberman model </text:p>
          </table:table-cell>
          <table:table-cell office:value-type="float" office:value="1.05190635922" calcext:value-type="float">
            <text:p>1.0519063592</text:p>
          </table:table-cell>
          <table:table-cell/>
          <table:table-cell office:value-type="float" office:value="0.630356721035" calcext:value-type="float">
            <text:p>0.6303567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 Turner-Chabert model </text:p>
          </table:table-cell>
          <table:table-cell office:value-type="float" office:value="1.58474377282" calcext:value-type="float">
            <text:p>1.5847437728</text:p>
          </table:table-cell>
          <table:table-cell/>
          <table:table-cell office:value-type="float" office:value="1.20624933078" calcext:value-type="float">
            <text:p>1.2062493308</text:p>
          </table:table-cell>
          <table:table-cell table:number-columns-repeated="3"/>
        </table:table-row>
      </table:table>
      <table:table table:name="20Pa" table:style-name="ta2"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office:value-type="string" calcext:value-type="string">
            <text:p>Magnetic field angle ( rads )</text:p>
          </table:table-cell>
          <table:table-cell office:value-type="float" office:value="1.221730476395" calcext:value-type="float">
            <text:p>1.2217304764</text:p>
          </table:table-cell>
          <table:table-cell office:value-type="float" office:value="1.30899693899644" calcext:value-type="float">
            <text:p>1.308996939</text:p>
          </table:table-cell>
          <table:table-cell office:value-type="float" office:value="1.39626340159505" calcext:value-type="float">
            <text:p>1.3962634016</text:p>
          </table:table-cell>
          <table:table-cell office:value-type="float" office:value="1.43116998663543" calcext:value-type="float">
            <text:p>1.4311699866</text:p>
          </table:table-cell>
          <table:table-cell office:value-type="float" office:value="1.46607657167522" calcext:value-type="float">
            <text:p>1.4660765717</text:p>
          </table:table-cell>
          <table:table-cell office:value-type="float" office:value="1.48352986419533" calcext:value-type="float">
            <text:p>1.4835298642</text:p>
          </table:table-cell>
        </table:table-row>
        <table:table-row table:style-name="ro1">
          <table:table-cell table:style-name="ce1" office:value-type="string" calcext:value-type="string">
            <text:p>Magnetic field angle ( degrees )</text:p>
          </table:table-cell>
          <table:table-cell table:style-name="ce1" office:value-type="float" office:value="69.9999999999407" calcext:value-type="float">
            <text:p>69.9999999999</text:p>
          </table:table-cell>
          <table:table-cell table:style-name="ce1" office:value-type="float" office:value="75.0000000000397" calcext:value-type="float">
            <text:p>75</text:p>
          </table:table-cell>
          <table:table-cell table:style-name="ce1" office:value-type="float" office:value="79.9999999999763" calcext:value-type="float">
            <text:p>80</text:p>
          </table:table-cell>
          <table:table-cell table:style-name="ce1" office:value-type="float" office:value="82.0000000000045" calcext:value-type="float">
            <text:p>82</text:p>
          </table:table-cell>
          <table:table-cell table:style-name="ce1" office:value-type="float" office:value="83.9999999999991" calcext:value-type="float">
            <text:p>84</text:p>
          </table:table-cell>
          <table:table-cell table:style-name="ce1" office:value-type="float" office:value="85.0000000000086" calcext:value-type="float">
            <text:p>85</text:p>
          </table:table-cell>
        </table:table-row>
        <table:table-row table:style-name="ro1">
          <table:table-cell office:value-type="string" calcext:value-type="string">
            <text:p><text:s/>RF current amplitude ( A / m^2 )</text:p>
          </table:table-cell>
          <table:table-cell office:value-type="float" office:value="13.4285956412" calcext:value-type="float">
            <text:p>13.4285956412</text:p>
          </table:table-cell>
          <table:table-cell office:value-type="float" office:value="16.0990920034" calcext:value-type="float">
            <text:p>16.0990920034</text:p>
          </table:table-cell>
          <table:table-cell office:value-type="float" office:value="15.104805522" calcext:value-type="float">
            <text:p>15.104805522</text:p>
          </table:table-cell>
          <table:table-cell office:value-type="float" office:value="14.1563005584" calcext:value-type="float">
            <text:p>14.1563005584</text:p>
          </table:table-cell>
          <table:table-cell office:value-type="float" office:value="11.7036452032" calcext:value-type="float">
            <text:p>11.7036452032</text:p>
          </table:table-cell>
          <table:table-cell office:value-type="float" office:value="10.3539419487" calcext:value-type="float">
            <text:p>10.3539419487</text:p>
          </table:table-cell>
        </table:table-row>
        <table:table-row table:style-name="ro1">
          <table:table-cell office:value-type="string" calcext:value-type="string">
            <text:p>Ion current ( A / m^2 )</text:p>
          </table:table-cell>
          <table:table-cell office:value-type="float" office:value="0.92853681051" calcext:value-type="float">
            <text:p>0.9285368105</text:p>
          </table:table-cell>
          <table:table-cell office:value-type="float" office:value="1.28038559929" calcext:value-type="float">
            <text:p>1.2803855993</text:p>
          </table:table-cell>
          <table:table-cell office:value-type="float" office:value="1.58906608116" calcext:value-type="float">
            <text:p>1.5890660812</text:p>
          </table:table-cell>
          <table:table-cell office:value-type="float" office:value="1.76666458329" calcext:value-type="float">
            <text:p>1.7666645833</text:p>
          </table:table-cell>
          <table:table-cell office:value-type="float" office:value="1.99793601636" calcext:value-type="float">
            <text:p>1.9979360164</text:p>
          </table:table-cell>
          <table:table-cell office:value-type="float" office:value="2.21617932236" calcext:value-type="float">
            <text:p>2.2161793224</text:p>
          </table:table-cell>
        </table:table-row>
        <table:table-row table:style-name="ro1">
          <table:table-cell office:value-type="string" calcext:value-type="string">
            <text:p>Max sheath voltage (V)</text:p>
          </table:table-cell>
          <table:table-cell office:value-type="float" office:value="106.87719033" calcext:value-type="float">
            <text:p>106.87719033</text:p>
          </table:table-cell>
          <table:table-cell office:value-type="float" office:value="107.456969483" calcext:value-type="float">
            <text:p>107.456969483</text:p>
          </table:table-cell>
          <table:table-cell office:value-type="float" office:value="97.2035637081" calcext:value-type="float">
            <text:p>97.2035637081</text:p>
          </table:table-cell>
          <table:table-cell office:value-type="float" office:value="90.706064626" calcext:value-type="float">
            <text:p>90.706064626</text:p>
          </table:table-cell>
          <table:table-cell office:value-type="float" office:value="81.7149491736" calcext:value-type="float">
            <text:p>81.7149491736</text:p>
          </table:table-cell>
          <table:table-cell office:value-type="float" office:value="78.6396472314" calcext:value-type="float">
            <text:p>78.6396472314</text:p>
          </table:table-cell>
        </table:table-row>
        <table:table-row table:style-name="ro1">
          <table:table-cell office:value-type="string" calcext:value-type="string">
            <text:p>Mean sheath voltage (V)</text:p>
          </table:table-cell>
          <table:table-cell office:value-type="float" office:value="49.1660840638" calcext:value-type="float">
            <text:p>49.1660840638</text:p>
          </table:table-cell>
          <table:table-cell office:value-type="float" office:value="47.8458094051" calcext:value-type="float">
            <text:p>47.8458094051</text:p>
          </table:table-cell>
          <table:table-cell office:value-type="float" office:value="45.3296942334" calcext:value-type="float">
            <text:p>45.3296942334</text:p>
          </table:table-cell>
          <table:table-cell office:value-type="float" office:value="43.6848199699" calcext:value-type="float">
            <text:p>43.6848199699</text:p>
          </table:table-cell>
          <table:table-cell office:value-type="float" office:value="43.3732354589" calcext:value-type="float">
            <text:p>43.3732354589</text:p>
          </table:table-cell>
          <table:table-cell office:value-type="float" office:value="44.7032849743" calcext:value-type="float">
            <text:p>44.7032849743</text:p>
          </table:table-cell>
        </table:table-row>
        <table:table-row table:style-name="ro1">
          <table:table-cell office:value-type="string" calcext:value-type="string">
            <text:p>Max sheath width (CC) (m)</text:p>
          </table:table-cell>
          <table:table-cell office:value-type="float" office:value="0.00443795089205" calcext:value-type="float">
            <text:p>0.0044379509</text:p>
          </table:table-cell>
          <table:table-cell office:value-type="float" office:value="0.0039235915478" calcext:value-type="float">
            <text:p>0.0039235915</text:p>
          </table:table-cell>
          <table:table-cell office:value-type="float" office:value="0.00341106456759" calcext:value-type="float">
            <text:p>0.0034110646</text:p>
          </table:table-cell>
          <table:table-cell office:value-type="float" office:value="0.0031484835977" calcext:value-type="float">
            <text:p>0.0031484836</text:p>
          </table:table-cell>
          <table:table-cell office:value-type="float" office:value="0.00286661524592" calcext:value-type="float">
            <text:p>0.0028666152</text:p>
          </table:table-cell>
          <table:table-cell office:value-type="float" office:value="0.00275017080148" calcext:value-type="float">
            <text:p>0.0027501708</text:p>
          </table:table-cell>
        </table:table-row>
        <table:table-row table:style-name="ro1">
          <table:table-cell office:value-type="string" calcext:value-type="string">
            <text:p>Mean sheath width (CC) (m)</text:p>
          </table:table-cell>
          <table:table-cell office:value-type="float" office:value="0.00310025717069" calcext:value-type="float">
            <text:p>0.0031002572</text:p>
          </table:table-cell>
          <table:table-cell office:value-type="float" office:value="0.00277014342472" calcext:value-type="float">
            <text:p>0.0027701434</text:p>
          </table:table-cell>
          <table:table-cell office:value-type="float" office:value="0.00240355245007" calcext:value-type="float">
            <text:p>0.0024035525</text:p>
          </table:table-cell>
          <table:table-cell office:value-type="float" office:value="0.00222168742779" calcext:value-type="float">
            <text:p>0.0022216874</text:p>
          </table:table-cell>
          <table:table-cell office:value-type="float" office:value="0.00204713890566" calcext:value-type="float">
            <text:p>0.0020471389</text:p>
          </table:table-cell>
          <table:table-cell office:value-type="float" office:value="0.00198014700303" calcext:value-type="float">
            <text:p>0.001980147</text:p>
          </table:table-cell>
        </table:table-row>
        <table:table-row table:style-name="ro1">
          <table:table-cell office:value-type="string" calcext:value-type="string">
            <text:p>kT_e in the midplane (J)</text:p>
          </table:table-cell>
          <table:table-cell table:style-name="ce2" office:value-type="float" office:value="7.66876214063E-019" calcext:value-type="float">
            <text:p>7.67E-19</text:p>
          </table:table-cell>
          <table:table-cell table:style-name="ce2" office:value-type="float" office:value="7.58284050938E-019" calcext:value-type="float">
            <text:p>7.58E-19</text:p>
          </table:table-cell>
          <table:table-cell table:style-name="ce2" office:value-type="float" office:value="8.34656489687E-019" calcext:value-type="float">
            <text:p>8.35E-19</text:p>
          </table:table-cell>
          <table:table-cell table:style-name="ce2" office:value-type="float" office:value="8.42759281875E-019" calcext:value-type="float">
            <text:p>8.43E-19</text:p>
          </table:table-cell>
          <table:table-cell table:style-name="ce2" office:value-type="float" office:value="8.513609275E-019" calcext:value-type="float">
            <text:p>8.51E-19</text:p>
          </table:table-cell>
          <table:table-cell table:style-name="ce2" office:value-type="float" office:value="8.48928649688E-019" calcext:value-type="float">
            <text:p>8.49E-19</text:p>
          </table:table-cell>
        </table:table-row>
        <table:table-row table:style-name="ro1">
          <table:table-cell office:value-type="string" calcext:value-type="string">
            <text:p>Ion density at sheath edge (CC) (m^-3)</text:p>
          </table:table-cell>
          <table:table-cell table:style-name="ce2" office:value-type="float" office:value="1035810175530000" calcext:value-type="float">
            <text:p>1.04E+15</text:p>
          </table:table-cell>
          <table:table-cell table:style-name="ce2" office:value-type="float" office:value="1411023484430000" calcext:value-type="float">
            <text:p>1.41E+15</text:p>
          </table:table-cell>
          <table:table-cell table:style-name="ce2" office:value-type="float" office:value="1450639216860000" calcext:value-type="float">
            <text:p>1.45E+15</text:p>
          </table:table-cell>
          <table:table-cell table:style-name="ce2" office:value-type="float" office:value="1422096558300000" calcext:value-type="float">
            <text:p>1.42E+15</text:p>
          </table:table-cell>
          <table:table-cell table:style-name="ce2" office:value-type="float" office:value="1.25536717939E+015" calcext:value-type="float">
            <text:p>1.26E+15</text:p>
          </table:table-cell>
          <table:table-cell table:style-name="ce2" office:value-type="float" office:value="1128337024330000" calcext:value-type="float">
            <text:p>1.13E+15</text:p>
          </table:table-cell>
        </table:table-row>
        <table:table-row table:style-name="ro1">
          <table:table-cell office:value-type="string" calcext:value-type="string">
            <text:p>Max sheath width (BC) (m)</text:p>
          </table:table-cell>
          <table:table-cell office:value-type="float" office:value="0.00268534567932" calcext:value-type="float">
            <text:p>0.0026853457</text:p>
          </table:table-cell>
          <table:table-cell office:value-type="float" office:value="0.00242749749116" calcext:value-type="float">
            <text:p>0.0024274975</text:p>
          </table:table-cell>
          <table:table-cell office:value-type="float" office:value="0.00158919996138" calcext:value-type="float">
            <text:p>0.0015892</text:p>
          </table:table-cell>
          <table:table-cell office:value-type="float" office:value="0.00176104294194" calcext:value-type="float">
            <text:p>0.0017610429</text:p>
          </table:table-cell>
          <table:table-cell office:value-type="float" office:value="0.00125098605706" calcext:value-type="float">
            <text:p>0.0012509861</text:p>
          </table:table-cell>
          <table:table-cell office:value-type="float" office:value="0.00126051032704" calcext:value-type="float">
            <text:p>0.0012605103</text:p>
          </table:table-cell>
        </table:table-row>
        <table:table-row table:style-name="ro1">
          <table:table-cell office:value-type="string" calcext:value-type="string">
            <text:p>Ion density at sheath edge (BC) (m^-3)</text:p>
          </table:table-cell>
          <table:table-cell table:style-name="ce2" office:value-type="float" office:value="479108239016000" calcext:value-type="float">
            <text:p>4.79E+14</text:p>
          </table:table-cell>
          <table:table-cell table:style-name="ce2" office:value-type="float" office:value="663783441016000" calcext:value-type="float">
            <text:p>6.64E+14</text:p>
          </table:table-cell>
          <table:table-cell table:style-name="ce2" office:value-type="float" office:value="648968034765000" calcext:value-type="float">
            <text:p>6.49E+14</text:p>
          </table:table-cell>
          <table:table-cell table:style-name="ce2" office:value-type="float" office:value="775722340632000" calcext:value-type="float">
            <text:p>7.76E+14</text:p>
          </table:table-cell>
          <table:table-cell table:style-name="ce2" office:value-type="float" office:value="737887706019000" calcext:value-type="float">
            <text:p>7.38E+14</text:p>
          </table:table-cell>
          <table:table-cell table:style-name="ce2" office:value-type="float" office:value="789688831527000" calcext:value-type="float">
            <text:p>7.90E+14</text:p>
          </table:table-cell>
        </table:table-row>
        <table:table-row table:style-name="ro1">
          <table:table-cell office:value-type="string" calcext:value-type="string">
            <text:p>Ion density at sheath edge (Ion) (m^-3)</text:p>
          </table:table-cell>
          <table:table-cell table:style-name="ce2" office:value-type="float" office:value="540483799797000" calcext:value-type="float">
            <text:p>5.40E+14</text:p>
          </table:table-cell>
          <table:table-cell table:style-name="ce2" office:value-type="float" office:value="749498917121000" calcext:value-type="float">
            <text:p>7.49E+14</text:p>
          </table:table-cell>
          <table:table-cell table:style-name="ce2" office:value-type="float" office:value="886613337088000" calcext:value-type="float">
            <text:p>8.87E+14</text:p>
          </table:table-cell>
          <table:table-cell table:style-name="ce2" office:value-type="float" office:value="980953723663000" calcext:value-type="float">
            <text:p>9.81E+14</text:p>
          </table:table-cell>
          <table:table-cell table:style-name="ce2" office:value-type="float" office:value="1.1037504867E+015" calcext:value-type="float">
            <text:p>1.10E+15</text:p>
          </table:table-cell>
          <table:table-cell table:style-name="ce2" office:value-type="float" office:value="1226070640130000" calcext:value-type="float">
            <text:p>1.23E+15</text:p>
          </table:table-cell>
        </table:table-row>
        <table:table-row table:style-name="ro1">
          <table:table-cell office:value-type="string" calcext:value-type="string">
            <text:p>Max sheath width (Ion) (m)</text:p>
          </table:table-cell>
          <table:table-cell office:value-type="float" office:value="0.00305363196678" calcext:value-type="float">
            <text:p>0.003053632</text:p>
          </table:table-cell>
          <table:table-cell office:value-type="float" office:value="0.00272764929222" calcext:value-type="float">
            <text:p>0.0027276493</text:p>
          </table:table-cell>
          <table:table-cell office:value-type="float" office:value="0.00246520292354" calcext:value-type="float">
            <text:p>0.0024652029</text:p>
          </table:table-cell>
          <table:table-cell office:value-type="float" office:value="0.00240017866832" calcext:value-type="float">
            <text:p>0.0024001787</text:p>
          </table:table-cell>
          <table:table-cell office:value-type="float" office:value="0.00258989547911" calcext:value-type="float">
            <text:p>0.0025898955</text:p>
          </table:table-cell>
          <table:table-cell office:value-type="float" office:value="0.00292281615152" calcext:value-type="float">
            <text:p>0.0029228162</text:p>
          </table:table-cell>
        </table:table-row>
        <table:table-row table:style-name="ro1">
          <table:table-cell office:value-type="string" calcext:value-type="string">
            <text:p>u_b (m/s)</text:p>
          </table:table-cell>
          <table:table-cell office:value-type="float" office:value="10722.5904117" calcext:value-type="float">
            <text:p>10722.5904117</text:p>
          </table:table-cell>
          <table:table-cell office:value-type="float" office:value="10662.352684" calcext:value-type="float">
            <text:p>10662.352684</text:p>
          </table:table-cell>
          <table:table-cell office:value-type="float" office:value="11186.4161151" calcext:value-type="float">
            <text:p>11186.4161151</text:p>
          </table:table-cell>
          <table:table-cell office:value-type="float" office:value="11240.5834779" calcext:value-type="float">
            <text:p>11240.5834779</text:p>
          </table:table-cell>
          <table:table-cell office:value-type="float" office:value="11297.8015103" calcext:value-type="float">
            <text:p>11297.8015103</text:p>
          </table:table-cell>
          <table:table-cell office:value-type="float" office:value="11281.6514582" calcext:value-type="float">
            <text:p>11281.6514582</text:p>
          </table:table-cell>
        </table:table-row>
        <table:table-row table:style-name="ro1">
          <table:table-cell office:value-type="string" calcext:value-type="string">
            <text:p>m_i ion mass (kg)</text:p>
          </table:table-cell>
          <table:table-cell table:number-columns-repeated="6" table:style-name="ce2" office:value-type="float" office:value="6.67E-027" calcext:value-type="float">
            <text:p>6.67E-27</text:p>
          </table:table-cell>
        </table:table-row>
        <table:table-row table:style-name="ro1">
          <table:table-cell office:value-type="string" calcext:value-type="string">
            <text:p>lambda_d Debye length (m)</text:p>
          </table:table-cell>
          <table:table-cell office:value-type="float" office:value="0.00050533594787" calcext:value-type="float">
            <text:p>0.0005053359</text:p>
          </table:table-cell>
          <table:table-cell office:value-type="float" office:value="0.000430533040325" calcext:value-type="float">
            <text:p>0.000430533</text:p>
          </table:table-cell>
          <table:table-cell office:value-type="float" office:value="0.000445483708653" calcext:value-type="float">
            <text:p>0.0004454837</text:p>
          </table:table-cell>
          <table:table-cell office:value-type="float" office:value="0.000452110794022" calcext:value-type="float">
            <text:p>0.0004521108</text:p>
          </table:table-cell>
          <table:table-cell office:value-type="float" office:value="0.000483647690825" calcext:value-type="float">
            <text:p>0.0004836477</text:p>
          </table:table-cell>
          <table:table-cell office:value-type="float" office:value="0.000509417455247" calcext:value-type="float">
            <text:p>0.0005094175</text:p>
          </table:table-cell>
        </table:table-row>
        <table:table-row table:style-name="ro1">
          <table:table-cell office:value-type="string" calcext:value-type="string">
            <text:p>ne_midplane (m^-3)</text:p>
          </table:table-cell>
          <table:table-cell table:style-name="ce2" office:value-type="float" office:value="3588788590620000" calcext:value-type="float">
            <text:p>3.59E+15</text:p>
          </table:table-cell>
          <table:table-cell table:style-name="ce2" office:value-type="float" office:value="6526228456250000" calcext:value-type="float">
            <text:p>6.53E+15</text:p>
          </table:table-cell>
          <table:table-cell table:style-name="ce2" office:value-type="float" office:value="6113591050000000" calcext:value-type="float">
            <text:p>6.11E+15</text:p>
          </table:table-cell>
          <table:table-cell table:style-name="ce2" office:value-type="float" office:value="6644560934380000" calcext:value-type="float">
            <text:p>6.64E+15</text:p>
          </table:table-cell>
          <table:table-cell table:style-name="ce2" office:value-type="float" office:value="6191370259380000" calcext:value-type="float">
            <text:p>6.19E+15</text:p>
          </table:table-cell>
          <table:table-cell table:style-name="ce2" office:value-type="float" office:value="5974733050000000" calcext:value-type="float">
            <text:p>5.97E+15</text:p>
          </table:table-cell>
        </table:table-row>
        <table:table-row table:style-name="ro1">
          <table:table-cell office:value-type="string" calcext:value-type="string">
            <text:p>ni_midplane (m^-3)</text:p>
          </table:table-cell>
          <table:table-cell table:style-name="ce2" office:value-type="float" office:value="3588289884380000" calcext:value-type="float">
            <text:p>3.59E+15</text:p>
          </table:table-cell>
          <table:table-cell table:style-name="ce2" office:value-type="float" office:value="6521794425000000" calcext:value-type="float">
            <text:p>6.52E+15</text:p>
          </table:table-cell>
          <table:table-cell table:style-name="ce2" office:value-type="float" office:value="6116185459380000" calcext:value-type="float">
            <text:p>6.12E+15</text:p>
          </table:table-cell>
          <table:table-cell table:style-name="ce2" office:value-type="float" office:value="6646493928120000" calcext:value-type="float">
            <text:p>6.65E+15</text:p>
          </table:table-cell>
          <table:table-cell table:style-name="ce2" office:value-type="float" office:value="6190520412500000" calcext:value-type="float">
            <text:p>6.19E+15</text:p>
          </table:table-cell>
          <table:table-cell table:style-name="ce2" office:value-type="float" office:value="5975187890620000" calcext:value-type="float">
            <text:p>5.98E+15</text:p>
          </table:table-cell>
        </table:table-row>
        <table:table-row table:style-name="ro1">
          <table:table-cell office:value-type="string" calcext:value-type="string">
            <text:p>Te_mid_eV (eV)</text:p>
          </table:table-cell>
          <table:table-cell office:value-type="float" office:value="4.78699259714" calcext:value-type="float">
            <text:p>4.7869925971</text:p>
          </table:table-cell>
          <table:table-cell office:value-type="float" office:value="4.73335862008" calcext:value-type="float">
            <text:p>4.7333586201</text:p>
          </table:table-cell>
          <table:table-cell office:value-type="float" office:value="5.21009044749" calcext:value-type="float">
            <text:p>5.2100904475</text:p>
          </table:table-cell>
          <table:table-cell office:value-type="float" office:value="5.26066967463" calcext:value-type="float">
            <text:p>5.2606696746</text:p>
          </table:table-cell>
          <table:table-cell office:value-type="float" office:value="5.31436284332" calcext:value-type="float">
            <text:p>5.3143628433</text:p>
          </table:table-cell>
          <table:table-cell office:value-type="float" office:value="5.29918008544" calcext:value-type="float">
            <text:p>5.2991800854</text:p>
          </table:table-cell>
        </table:table-row>
        <table:table-row table:style-name="ro1">
          <table:table-cell office:value-type="string" calcext:value-type="string">
            <text:p>Ti_mid_eV (eV)</text:p>
          </table:table-cell>
          <table:table-cell office:value-type="float" office:value="0.0390575974173" calcext:value-type="float">
            <text:p>0.0390575974</text:p>
          </table:table-cell>
          <table:table-cell office:value-type="float" office:value="0.0578873780626" calcext:value-type="float">
            <text:p>0.0578873781</text:p>
          </table:table-cell>
          <table:table-cell office:value-type="float" office:value="0.0874194253277" calcext:value-type="float">
            <text:p>0.0874194253</text:p>
          </table:table-cell>
          <table:table-cell office:value-type="float" office:value="0.103122118446" calcext:value-type="float">
            <text:p>0.1031221184</text:p>
          </table:table-cell>
          <table:table-cell office:value-type="float" office:value="0.121491322175" calcext:value-type="float">
            <text:p>0.1214913222</text:p>
          </table:table-cell>
          <table:table-cell office:value-type="float" office:value="0.132843886743" calcext:value-type="float">
            <text:p>0.1328438867</text:p>
          </table:table-cell>
        </table:table-row>
        <table:table-row table:style-name="ro1">
          <table:table-cell office:value-type="string" calcext:value-type="string">
            <text:p>number of cells</text:p>
          </table:table-cell>
          <table:table-cell table:number-columns-repeated="6" office:value-type="float" office:value="256" calcext:value-type="float">
            <text:p>256</text:p>
          </table:table-cell>
        </table:table-row>
        <table:table-row table:style-name="ro1">
          <table:table-cell office:value-type="string" calcext:value-type="string">
            <text:p>distance between electrodes (m)</text:p>
          </table:table-cell>
          <table:table-cell table:number-columns-repeated="6"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cell size (m)</text:p>
          </table:table-cell>
          <table:table-cell table:number-columns-repeated="6" office:value-type="float" office:value="0.0003125" calcext:value-type="float">
            <text:p>0.0003125</text:p>
          </table:table-cell>
        </table:table-row>
        <table:table-row table:style-name="ro1">
          <table:table-cell office:value-type="string" calcext:value-type="string">
            <text:p>driving voltage (V)</text:p>
          </table:table-cell>
          <table:table-cell table:number-columns-repeated="6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agnetic field strength (T)</text:p>
          </table:table-cell>
          <table:table-cell office:value-type="float" office:value="0.0119999999999716" calcext:value-type="float">
            <text:p>0.012</text:p>
          </table:table-cell>
          <table:table-cell office:value-type="float" office:value="0.0120000000000301" calcext:value-type="float">
            <text:p>0.012</text:p>
          </table:table-cell>
          <table:table-cell office:value-type="float" office:value="0.0119999999999537" calcext:value-type="float">
            <text:p>0.012</text:p>
          </table:table-cell>
          <table:table-cell office:value-type="float" office:value="0.012000000000001" calcext:value-type="float">
            <text:p>0.012</text:p>
          </table:table-cell>
          <table:table-cell office:value-type="float" office:value="0.0119999999999806" calcext:value-type="float">
            <text:p>0.012</text:p>
          </table:table-cell>
          <table:table-cell office:value-type="float" office:value="0.0119999999999989" calcext:value-type="float">
            <text:p>0.012</text:p>
          </table:table-cell>
        </table:table-row>
        <table:table-row table:style-name="ro1">
          <table:table-cell office:value-type="string" calcext:value-type="string">
            <text:p>Bfield0 x-component</text:p>
          </table:table-cell>
          <table:table-cell office:value-type="float" office:value="0.00410424171991" calcext:value-type="float">
            <text:p>0.0041042417</text:p>
          </table:table-cell>
          <table:table-cell office:value-type="float" office:value="0.00310582854123" calcext:value-type="float">
            <text:p>0.0031058285</text:p>
          </table:table-cell>
          <table:table-cell office:value-type="float" office:value="0.002083778132" calcext:value-type="float">
            <text:p>0.0020837781</text:p>
          </table:table-cell>
          <table:table-cell office:value-type="float" office:value="0.00167007721152" calcext:value-type="float">
            <text:p>0.0016700772</text:p>
          </table:table-cell>
          <table:table-cell office:value-type="float" office:value="0.00125434155921" calcext:value-type="float">
            <text:p>0.0012543416</text:p>
          </table:table-cell>
          <table:table-cell office:value-type="float" office:value="0.00104586891297" calcext:value-type="float">
            <text:p>0.0010458689</text:p>
          </table:table-cell>
        </table:table-row>
        <table:table-row table:style-name="ro1">
          <table:table-cell office:value-type="string" calcext:value-type="string">
            <text:p>Bfield1 y-component</text:p>
          </table:table-cell>
          <table:table-cell office:value-type="float" office:value="0.0112763114494" calcext:value-type="float">
            <text:p>0.0112763114</text:p>
          </table:table-cell>
          <table:table-cell office:value-type="float" office:value="0.0115911099155" calcext:value-type="float">
            <text:p>0.0115911099</text:p>
          </table:table-cell>
          <table:table-cell office:value-type="float" office:value="0.0118176930361" calcext:value-type="float">
            <text:p>0.011817693</text:p>
          </table:table-cell>
          <table:table-cell office:value-type="float" office:value="0.0118832168249" calcext:value-type="float">
            <text:p>0.0118832168</text:p>
          </table:table-cell>
          <table:table-cell office:value-type="float" office:value="0.0119342627444" calcext:value-type="float">
            <text:p>0.0119342627</text:p>
          </table:table-cell>
          <table:table-cell office:value-type="float" office:value="0.0119543363771" calcext:value-type="float">
            <text:p>0.0119543364</text:p>
          </table:table-cell>
        </table:table-row>
        <table:table-row table:style-name="ro1">
          <table:table-cell office:value-type="string" calcext:value-type="string">
            <text:p>Angle with plates (degrees)</text:p>
          </table:table-cell>
          <table:table-cell office:value-type="float" office:value="20.0000000000593" calcext:value-type="float">
            <text:p>20.0000000001</text:p>
          </table:table-cell>
          <table:table-cell office:value-type="float" office:value="14.9999999999603" calcext:value-type="float">
            <text:p>15</text:p>
          </table:table-cell>
          <table:table-cell office:value-type="float" office:value="10.0000000000237" calcext:value-type="float">
            <text:p>10</text:p>
          </table:table-cell>
          <table:table-cell office:value-type="float" office:value="7.99999999999552" calcext:value-type="float">
            <text:p>8</text:p>
          </table:table-cell>
          <table:table-cell office:value-type="float" office:value="6.00000000000087" calcext:value-type="float">
            <text:p>6</text:p>
          </table:table-cell>
          <table:table-cell office:value-type="float" office:value="4.99999999999137" calcext:value-type="float">
            <text:p>5</text:p>
          </table:table-cell>
        </table:table-row>
        <table:table-row table:style-name="ro1">
          <table:table-cell office:value-type="string" calcext:value-type="string">
            <text:p>time-step input (s)</text:p>
          </table:table-cell>
          <table:table-cell table:number-columns-repeated="6" table:style-name="ce2" office:value-type="float" office:value="0.0000000000230457227138643" calcext:value-type="float">
            <text:p>2.30E-11</text:p>
          </table:table-cell>
        </table:table-row>
        <table:table-row table:style-name="ro1">
          <table:table-cell office:value-type="string" calcext:value-type="string">
            <text:p>diagnostic time-step (s)</text:p>
          </table:table-cell>
          <table:table-cell table:number-columns-repeated="6" table:style-name="ce2" office:value-type="float" office:value="0.00000000230457" calcext:value-type="float">
            <text:p>2.30E-09</text:p>
          </table:table-cell>
        </table:table-row>
        <table:table-row table:style-name="ro1">
          <table:table-cell office:value-type="string" calcext:value-type="string">
            <text:p>twice inverse plasma frequency</text:p>
          </table:table-cell>
          <table:table-cell table:style-name="ce2" office:value-type="float" office:value="0.000000000591797181809574" calcext:value-type="float">
            <text:p>5.92E-10</text:p>
          </table:table-cell>
          <table:table-cell table:style-name="ce2" office:value-type="float" office:value="0.000000000438849587190201" calcext:value-type="float">
            <text:p>4.39E-10</text:p>
          </table:table-cell>
          <table:table-cell table:style-name="ce2" office:value-type="float" office:value="0.00000000045341787598482" calcext:value-type="float">
            <text:p>4.53E-10</text:p>
          </table:table-cell>
          <table:table-cell table:style-name="ce2" office:value-type="float" office:value="0.000000000434924313066572" calcext:value-type="float">
            <text:p>4.35E-10</text:p>
          </table:table-cell>
          <table:table-cell table:style-name="ce2" office:value-type="float" office:value="0.000000000450560839285522" calcext:value-type="float">
            <text:p>4.51E-10</text:p>
          </table:table-cell>
          <table:table-cell table:style-name="ce2" office:value-type="float" office:value="0.000000000458656526289415" calcext:value-type="float">
            <text:p>4.59E-10</text:p>
          </table:table-cell>
        </table:table-row>
        <table:table-row table:style-name="ro1">
          <table:table-cell office:value-type="string" calcext:value-type="string">
            <text:p>gas number density (m-3)</text:p>
          </table:table-cell>
          <table:table-cell table:number-columns-repeated="6" table:style-name="ce2" office:value-type="float" office:value="4.82864868943E+021" calcext:value-type="float">
            <text:p>4.83E+21</text:p>
          </table:table-cell>
        </table:table-row>
        <table:table-row table:style-name="ro1">
          <table:table-cell office:value-type="string" calcext:value-type="string">
            <text:p>gas temperature (K)</text:p>
          </table:table-cell>
          <table:table-cell table:number-columns-repeated="6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gas pressure (Pa)</text:p>
          </table:table-cell>
          <table:table-cell table:number-columns-repeated="6" office:value-type="float" office:value="19.9906055742402" calcext:value-type="float">
            <text:p>19.9906055742</text:p>
          </table:table-cell>
        </table:table-row>
        <table:table-row table:style-name="ro1">
          <table:table-cell office:value-type="string" calcext:value-type="string">
            <text:p>Total number of superparticles (ions &amp; e) </text:p>
          </table:table-cell>
          <table:table-cell table:number-columns-repeated="6" office:value-type="float" office:value="32768" calcext:value-type="float">
            <text:p>32768</text:p>
          </table:table-cell>
        </table:table-row>
        <table:table-row table:style-name="ro1">
          <table:table-cell office:value-type="string" calcext:value-type="string">
            <text:p>particle weighting</text:p>
          </table:table-cell>
          <table:table-cell table:number-columns-repeated="6" table:style-name="ce2" office:value-type="float" office:value="250000000000" calcext:value-type="float">
            <text:p>2.50E+11</text:p>
          </table:table-cell>
        </table:table-row>
        <table:table-row table:style-name="ro1">
          <table:table-cell office:value-type="string" calcext:value-type="string">
            <text:p>number of RF cycles <text:s/></text:p>
          </table:table-cell>
          <table:table-cell office:value-type="float" office:value="10000" calcext:value-type="float">
            <text:p>10000</text:p>
          </table:table-cell>
          <table:table-cell office:value-type="float" office:value="10186" calcext:value-type="float">
            <text:p>10186</text:p>
          </table:table-cell>
          <table:table-cell office:value-type="float" office:value="15000" calcext:value-type="float">
            <text:p>15000</text:p>
          </table:table-cell>
          <table:table-cell table:number-columns-repeated="3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Electron gyro-frequency (Hz)</text:p>
          </table:table-cell>
          <table:table-cell office:value-type="float" office:value="2110472008.77657" calcext:value-type="float">
            <text:p>2110472008.77657</text:p>
          </table:table-cell>
          <table:table-cell office:value-type="float" office:value="2110472008.78684" calcext:value-type="float">
            <text:p>2110472008.78684</text:p>
          </table:table-cell>
          <table:table-cell office:value-type="float" office:value="2110472008.77341" calcext:value-type="float">
            <text:p>2110472008.77341</text:p>
          </table:table-cell>
          <table:table-cell office:value-type="float" office:value="2110472008.78174" calcext:value-type="float">
            <text:p>2110472008.78174</text:p>
          </table:table-cell>
          <table:table-cell office:value-type="float" office:value="2110472008.77815" calcext:value-type="float">
            <text:p>2110472008.77815</text:p>
          </table:table-cell>
          <table:table-cell office:value-type="float" office:value="2110472008.78136" calcext:value-type="float">
            <text:p>2110472008.78136</text:p>
          </table:table-cell>
        </table:table-row>
        <table:table-row table:style-name="ro1">
          <table:table-cell office:value-type="string" calcext:value-type="string">
            <text:p>Ion gyro-frequnecy (Hz)</text:p>
          </table:table-cell>
          <table:table-cell office:value-type="float" office:value="288251.874062287" calcext:value-type="float">
            <text:p>288251.874062287</text:p>
          </table:table-cell>
          <table:table-cell office:value-type="float" office:value="288251.87406369" calcext:value-type="float">
            <text:p>288251.87406369</text:p>
          </table:table-cell>
          <table:table-cell office:value-type="float" office:value="288251.874061855" calcext:value-type="float">
            <text:p>288251.874061855</text:p>
          </table:table-cell>
          <table:table-cell office:value-type="float" office:value="288251.874062993" calcext:value-type="float">
            <text:p>288251.874062993</text:p>
          </table:table-cell>
          <table:table-cell office:value-type="float" office:value="288251.874062503" calcext:value-type="float">
            <text:p>288251.874062503</text:p>
          </table:table-cell>
          <table:table-cell office:value-type="float" office:value="288251.874062942" calcext:value-type="float">
            <text:p>288251.874062942</text:p>
          </table:table-cell>
        </table:table-row>
        <table:table-row table:style-name="ro1">
          <table:table-cell office:value-type="string" calcext:value-type="string">
            <text:p>Plasma frequency (Hz) = </text:p>
          </table:table-cell>
          <table:table-cell office:value-type="float" office:value="3379536201.71776" calcext:value-type="float">
            <text:p>3379536201.71776</text:p>
          </table:table-cell>
          <table:table-cell office:value-type="float" office:value="4557370129.49082" calcext:value-type="float">
            <text:p>4557370129.49082</text:p>
          </table:table-cell>
          <table:table-cell office:value-type="float" office:value="4410942104.24769" calcext:value-type="float">
            <text:p>4410942104.24769</text:p>
          </table:table-cell>
          <table:table-cell office:value-type="float" office:value="4598501256.22632" calcext:value-type="float">
            <text:p>4598501256.22632</text:p>
          </table:table-cell>
          <table:table-cell office:value-type="float" office:value="4438912185.91369" calcext:value-type="float">
            <text:p>4438912185.91369</text:p>
          </table:table-cell>
          <table:table-cell office:value-type="float" office:value="4360561521.23297" calcext:value-type="float">
            <text:p>4360561521.23297</text:p>
          </table:table-cell>
        </table:table-row>
        <table:table-row table:style-name="ro1">
          <table:table-cell office:value-type="string" calcext:value-type="string">
            <text:p>Electron thermal gyroradius (m)</text:p>
          </table:table-cell>
          <table:table-cell office:value-type="float" office:value="0.000434734241947" calcext:value-type="float">
            <text:p>0.0004347342</text:p>
          </table:table-cell>
          <table:table-cell office:value-type="float" office:value="0.000432291977354" calcext:value-type="float">
            <text:p>0.000432292</text:p>
          </table:table-cell>
          <table:table-cell office:value-type="float" office:value="0.000453539484695" calcext:value-type="float">
            <text:p>0.0004535395</text:p>
          </table:table-cell>
          <table:table-cell office:value-type="float" office:value="0.000455735633802" calcext:value-type="float">
            <text:p>0.0004557356</text:p>
          </table:table-cell>
          <table:table-cell office:value-type="float" office:value="0.000458055468562" calcext:value-type="float">
            <text:p>0.0004580555</text:p>
          </table:table-cell>
          <table:table-cell office:value-type="float" office:value="0.000457400684559" calcext:value-type="float">
            <text:p>0.0004574007</text:p>
          </table:table-cell>
        </table:table-row>
        <table:table-row table:style-name="ro1">
          <table:table-cell office:value-type="string" calcext:value-type="string">
            <text:p>Ion thermal gyroradius (m)</text:p>
          </table:table-cell>
          <table:table-cell office:value-type="float" office:value="0.00336007492539" calcext:value-type="float">
            <text:p>0.0033600749</text:p>
          </table:table-cell>
          <table:table-cell office:value-type="float" office:value="0.00409061059592" calcext:value-type="float">
            <text:p>0.0040906106</text:p>
          </table:table-cell>
          <table:table-cell office:value-type="float" office:value="0.00502689915613" calcext:value-type="float">
            <text:p>0.0050268992</text:p>
          </table:table-cell>
          <table:table-cell office:value-type="float" office:value="0.0054597418977" calcext:value-type="float">
            <text:p>0.0054597419</text:p>
          </table:table-cell>
          <table:table-cell office:value-type="float" office:value="0.00592609799285" calcext:value-type="float">
            <text:p>0.005926098</text:p>
          </table:table-cell>
          <table:table-cell office:value-type="float" office:value="0.00619679295966" calcext:value-type="float">
            <text:p>0.006196793</text:p>
          </table:table-cell>
        </table:table-row>
        <table:table-row table:style-name="ro1">
          <table:table-cell office:value-type="string" calcext:value-type="string">
            <text:p>Electron thermal speed (m/s)</text:p>
          </table:table-cell>
          <table:table-cell office:value-type="float" office:value="917494.448885" calcext:value-type="float">
            <text:p>917494.448885</text:p>
          </table:table-cell>
          <table:table-cell office:value-type="float" office:value="912340.117829" calcext:value-type="float">
            <text:p>912340.117829</text:p>
          </table:table-cell>
          <table:table-cell office:value-type="float" office:value="957182.387322" calcext:value-type="float">
            <text:p>957182.387322</text:p>
          </table:table-cell>
          <table:table-cell office:value-type="float" office:value="961817.298544" calcext:value-type="float">
            <text:p>961817.298544</text:p>
          </table:table-cell>
          <table:table-cell office:value-type="float" office:value="966713.244869" calcext:value-type="float">
            <text:p>966713.244869</text:p>
          </table:table-cell>
          <table:table-cell office:value-type="float" office:value="965331.34156" calcext:value-type="float">
            <text:p>965331.34156</text:p>
          </table:table-cell>
        </table:table-row>
        <table:table-row table:style-name="ro1">
          <table:table-cell office:value-type="string" calcext:value-type="string">
            <text:p>Ion thermal speed (m/s)</text:p>
          </table:table-cell>
          <table:table-cell office:value-type="float" office:value="968.547894234" calcext:value-type="float">
            <text:p>968.547894234</text:p>
          </table:table-cell>
          <table:table-cell office:value-type="float" office:value="1179.12617034" calcext:value-type="float">
            <text:p>1179.12617034</text:p>
          </table:table-cell>
          <table:table-cell office:value-type="float" office:value="1449.01310247" calcext:value-type="float">
            <text:p>1449.01310247</text:p>
          </table:table-cell>
          <table:table-cell office:value-type="float" office:value="1573.78083391" calcext:value-type="float">
            <text:p>1573.78083391</text:p>
          </table:table-cell>
          <table:table-cell office:value-type="float" office:value="1708.20885232" calcext:value-type="float">
            <text:p>1708.20885232</text:p>
          </table:table-cell>
          <table:table-cell office:value-type="float" office:value="1786.2371838" calcext:value-type="float">
            <text:p>1786.2371838</text:p>
          </table:table-cell>
        </table:table-row>
        <table:table-row table:style-name="ro1">
          <table:table-cell office:value-type="string" calcext:value-type="string">
            <text:p>Plasma potential midplane (V)</text:p>
          </table:table-cell>
          <table:table-cell office:value-type="float" office:value="49.8871885625" calcext:value-type="float">
            <text:p>49.8871885625</text:p>
          </table:table-cell>
          <table:table-cell office:value-type="float" office:value="48.0638118719" calcext:value-type="float">
            <text:p>48.0638118719</text:p>
          </table:table-cell>
          <table:table-cell office:value-type="float" office:value="41.6180700738" calcext:value-type="float">
            <text:p>41.6180700738</text:p>
          </table:table-cell>
          <table:table-cell office:value-type="float" office:value="38.3152484197" calcext:value-type="float">
            <text:p>38.3152484197</text:p>
          </table:table-cell>
          <table:table-cell office:value-type="float" office:value="36.1779868167" calcext:value-type="float">
            <text:p>36.1779868167</text:p>
          </table:table-cell>
          <table:table-cell office:value-type="float" office:value="36.7619803523" calcext:value-type="float">
            <text:p>36.7619803523</text:p>
          </table:table-cell>
        </table:table-row>
        <table:table-row table:style-name="ro1">
          <table:table-cell office:value-type="string" calcext:value-type="string">
            <text:p>Floating potential (V) </text:p>
          </table:table-cell>
          <table:table-cell office:value-type="float" office:value="-2.45439899999999" calcext:value-type="float">
            <text:p>-2.454399</text:p>
          </table:table-cell>
          <table:table-cell office:value-type="float" office:value="-10.060814" calcext:value-type="float">
            <text:p>-10.060814</text:p>
          </table:table-cell>
          <table:table-cell office:value-type="float" office:value="-20.428902" calcext:value-type="float">
            <text:p>-20.428902</text:p>
          </table:table-cell>
          <table:table-cell office:value-type="float" office:value="-24.086922" calcext:value-type="float">
            <text:p>-24.086922</text:p>
          </table:table-cell>
          <table:table-cell office:value-type="float" office:value="-24.600914" calcext:value-type="float">
            <text:p>-24.600914</text:p>
          </table:table-cell>
          <table:table-cell office:value-type="float" office:value="-23.319839" calcext:value-type="float">
            <text:p>-23.319839</text:p>
          </table:table-cell>
        </table:table-row>
        <table:table-row table:style-name="ro1">
          <table:table-cell table:style-name="ce1" office:value-type="string" calcext:value-type="string">
            <text:p>Line average electron density </text:p>
          </table:table-cell>
          <table:table-cell table:style-name="ce3" office:value-type="float" office:value="2994060490880000" calcext:value-type="float">
            <text:p>2.99E+15</text:p>
          </table:table-cell>
          <table:table-cell table:style-name="ce3" office:value-type="float" office:value="5361739657500000" calcext:value-type="float">
            <text:p>5.36E+15</text:p>
          </table:table-cell>
          <table:table-cell table:style-name="ce3" office:value-type="float" office:value="5290756587100000" calcext:value-type="float">
            <text:p>5.29E+15</text:p>
          </table:table-cell>
          <table:table-cell table:style-name="ce3" office:value-type="float" office:value="5757075992530000" calcext:value-type="float">
            <text:p>5.76E+15</text:p>
          </table:table-cell>
          <table:table-cell table:style-name="ce3" office:value-type="float" office:value="5410637390840000" calcext:value-type="float">
            <text:p>5.41E+15</text:p>
          </table:table-cell>
          <table:table-cell table:style-name="ce3" office:value-type="float" office:value="5175522725750000" calcext:value-type="float">
            <text:p>5.18E+15</text:p>
          </table:table-cell>
        </table:table-row>
        <table:table-row table:style-name="ro1">
          <table:table-cell office:value-type="string" calcext:value-type="string">
            <text:p>Line average ion density </text:p>
          </table:table-cell>
          <table:table-cell table:style-name="ce2" office:value-type="float" office:value="3024493327430000" calcext:value-type="float">
            <text:p>3.02E+15</text:p>
          </table:table-cell>
          <table:table-cell table:style-name="ce2" office:value-type="float" office:value="5398546127020000" calcext:value-type="float">
            <text:p>5.40E+15</text:p>
          </table:table-cell>
          <table:table-cell table:style-name="ce2" office:value-type="float" office:value="5329060584780000" calcext:value-type="float">
            <text:p>5.33E+15</text:p>
          </table:table-cell>
          <table:table-cell table:style-name="ce2" office:value-type="float" office:value="5795820533290000" calcext:value-type="float">
            <text:p>5.80E+15</text:p>
          </table:table-cell>
          <table:table-cell table:style-name="ce2" office:value-type="float" office:value="5449079410990000" calcext:value-type="float">
            <text:p>5.45E+15</text:p>
          </table:table-cell>
          <table:table-cell table:style-name="ce2" office:value-type="float" office:value="5214696930700000" calcext:value-type="float">
            <text:p>5.21E+15</text:p>
          </table:table-cell>
        </table:table-row>
        <table:table-row table:style-name="ro1">
          <table:table-cell office:value-type="string" calcext:value-type="string">
            <text:p>Line average electron power </text:p>
          </table:table-cell>
          <table:table-cell office:value-type="float" office:value="2091.0391046" calcext:value-type="float">
            <text:p>2091.0391046</text:p>
          </table:table-cell>
          <table:table-cell office:value-type="float" office:value="2799.29035635" calcext:value-type="float">
            <text:p>2799.29035635</text:p>
          </table:table-cell>
          <table:table-cell office:value-type="float" office:value="4190.34380696" calcext:value-type="float">
            <text:p>4190.34380696</text:p>
          </table:table-cell>
          <table:table-cell office:value-type="float" office:value="4098.37321383" calcext:value-type="float">
            <text:p>4098.37321383</text:p>
          </table:table-cell>
          <table:table-cell office:value-type="float" office:value="3170.10667718" calcext:value-type="float">
            <text:p>3170.10667718</text:p>
          </table:table-cell>
          <table:table-cell office:value-type="float" office:value="2311.51124119" calcext:value-type="float">
            <text:p>2311.51124119</text:p>
          </table:table-cell>
        </table:table-row>
        <table:table-row table:style-name="ro1">
          <table:table-cell office:value-type="string" calcext:value-type="string">
            <text:p>Line average ion power </text:p>
          </table:table-cell>
          <table:table-cell office:value-type="float" office:value="1450.71937469" calcext:value-type="float">
            <text:p>1450.71937469</text:p>
          </table:table-cell>
          <table:table-cell office:value-type="float" office:value="2369.82646646" calcext:value-type="float">
            <text:p>2369.82646646</text:p>
          </table:table-cell>
          <table:table-cell office:value-type="float" office:value="2660.22694219" calcext:value-type="float">
            <text:p>2660.22694219</text:p>
          </table:table-cell>
          <table:table-cell office:value-type="float" office:value="2786.35128447" calcext:value-type="float">
            <text:p>2786.35128447</text:p>
          </table:table-cell>
          <table:table-cell office:value-type="float" office:value="2745.09482224" calcext:value-type="float">
            <text:p>2745.09482224</text:p>
          </table:table-cell>
          <table:table-cell office:value-type="float" office:value="2871.86456593" calcext:value-type="float">
            <text:p>2871.86456593</text:p>
          </table:table-cell>
        </table:table-row>
        <table:table-row table:style-name="ro1">
          <table:table-cell table:style-name="ce1" office:value-type="string" calcext:value-type="string">
            <text:p>Real impedance </text:p>
          </table:table-cell>
          <table:table-cell table:style-name="ce1" office:value-type="float" office:value="3.46300466615" calcext:value-type="float">
            <text:p>3.4630046662</text:p>
          </table:table-cell>
          <table:table-cell table:style-name="ce1" office:value-type="float" office:value="3.42683467671" calcext:value-type="float">
            <text:p>3.4268346767</text:p>
          </table:table-cell>
          <table:table-cell table:style-name="ce1" office:value-type="float" office:value="4.97385738928" calcext:value-type="float">
            <text:p>4.9738573893</text:p>
          </table:table-cell>
          <table:table-cell table:style-name="ce1" office:value-type="float" office:value="5.68562247512" calcext:value-type="float">
            <text:p>5.6856224751</text:p>
          </table:table-cell>
          <table:table-cell table:style-name="ce1" office:value-type="float" office:value="7.17147073821" calcext:value-type="float">
            <text:p>7.1714707382</text:p>
          </table:table-cell>
          <table:table-cell table:style-name="ce1" office:value-type="float" office:value="8.13780868245" calcext:value-type="float">
            <text:p>8.1378086825</text:p>
          </table:table-cell>
        </table:table-row>
        <table:table-row table:style-name="ro1">
          <table:table-cell table:style-name="ce1" office:value-type="string" calcext:value-type="string">
            <text:p>Imaginary impedance </text:p>
          </table:table-cell>
          <table:table-cell table:style-name="ce1" office:value-type="float" office:value="-6.79995818883" calcext:value-type="float">
            <text:p>-6.7999581888</text:p>
          </table:table-cell>
          <table:table-cell table:style-name="ce1" office:value-type="float" office:value="-5.32031618295" calcext:value-type="float">
            <text:p>-5.320316183</text:p>
          </table:table-cell>
          <table:table-cell table:style-name="ce1" office:value-type="float" office:value="-4.39612641002" calcext:value-type="float">
            <text:p>-4.39612641</text:p>
          </table:table-cell>
          <table:table-cell table:style-name="ce1" office:value-type="float" office:value="-4.21028054261" calcext:value-type="float">
            <text:p>-4.2102805426</text:p>
          </table:table-cell>
          <table:table-cell table:style-name="ce1" office:value-type="float" office:value="-4.56805153607" calcext:value-type="float">
            <text:p>-4.5680515361</text:p>
          </table:table-cell>
          <table:table-cell table:style-name="ce1" office:value-type="float" office:value="-5.12553126314" calcext:value-type="float">
            <text:p>-5.1255312631</text:p>
          </table:table-cell>
        </table:table-row>
        <table:table-row table:style-name="ro1">
          <table:table-cell office:value-type="string" calcext:value-type="string">
            <text:p>H Lieberman model </text:p>
          </table:table-cell>
          <table:table-cell office:value-type="float" office:value="1.12414860866" calcext:value-type="float">
            <text:p>1.1241486087</text:p>
          </table:table-cell>
          <table:table-cell office:value-type="float" office:value="1.19951194129" calcext:value-type="float">
            <text:p>1.1995119413</text:p>
          </table:table-cell>
          <table:table-cell office:value-type="float" office:value="0.933106172157" calcext:value-type="float">
            <text:p>0.9331061722</text:p>
          </table:table-cell>
          <table:table-cell office:value-type="float" office:value="0.828008689441" calcext:value-type="float">
            <text:p>0.8280086894</text:p>
          </table:table-cell>
          <table:table-cell office:value-type="float" office:value="0.634637579851" calcext:value-type="float">
            <text:p>0.6346375799</text:p>
          </table:table-cell>
          <table:table-cell office:value-type="float" office:value="0.554203669137" calcext:value-type="float">
            <text:p>0.5542036691</text:p>
          </table:table-cell>
        </table:table-row>
        <table:table-row table:style-name="ro1">
          <table:table-cell office:value-type="string" calcext:value-type="string">
            <text:p>H Turner-Chabert model </text:p>
          </table:table-cell>
          <table:table-cell office:value-type="float" office:value="1.71872524723" calcext:value-type="float">
            <text:p>1.7187252472</text:p>
          </table:table-cell>
          <table:table-cell office:value-type="float" office:value="1.77946385736" calcext:value-type="float">
            <text:p>1.7794638574</text:p>
          </table:table-cell>
          <table:table-cell office:value-type="float" office:value="1.53183221195" calcext:value-type="float">
            <text:p>1.531832212</text:p>
          </table:table-cell>
          <table:table-cell office:value-type="float" office:value="1.41786988608" calcext:value-type="float">
            <text:p>1.4178698861</text:p>
          </table:table-cell>
          <table:table-cell office:value-type="float" office:value="1.2239141775" calcext:value-type="float">
            <text:p>1.2239141775</text:p>
          </table:table-cell>
          <table:table-cell office:value-type="float" office:value="1.12917082109" calcext:value-type="float">
            <text:p>1.12917082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30">00/00/0000</text:date>, <text:time style:data-style-name="N2" text:time-value="14:09:32.8566094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14:45:37.290978265</dc:date>
    <meta:editing-duration>PT5H47M52S</meta:editing-duration>
    <meta:editing-cycles>58</meta:editing-cycles>
    <meta:generator>LibreOffice/5.1.6.2$Linux_X86_64 LibreOffice_project/10m0$Build-2</meta:generator>
    <meta:document-statistic meta:table-count="5" meta:cell-count="1255" meta:object-count="0"/>
  </office:meta>
</office:document-meta>
</file>